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application/x-openoffice-gdimetafile;windows_formatname=&quot;GDIMetaFile&quot;"/>
  <manifest:file-entry manifest:full-path="ObjectReplacements/Object 6" manifest:media-type=""/>
  <manifest:file-entry manifest:full-path="ObjectReplacements/Object 28" manifest:media-type="application/x-openoffice-gdimetafile;windows_formatname=&quot;GDIMetaFile&quot;"/>
  <manifest:file-entry manifest:full-path="ObjectReplacements/Object 8" manifest:media-type=""/>
  <manifest:file-entry manifest:full-path="ObjectReplacements/Object 30" manifest:media-type=""/>
  <manifest:file-entry manifest:full-path="ObjectReplacements/Object 29" manifest:media-type=""/>
  <manifest:file-entry manifest:full-path="ObjectReplacements/Object 9" manifest:media-type="application/x-openoffice-gdimetafile;windows_formatname=&quot;GDIMetaFile&quot;"/>
  <manifest:file-entry manifest:full-path="ObjectReplacements/Object 31" manifest:media-type="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"/>
  <manifest:file-entry manifest:full-path="ObjectReplacements/Object 4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"/>
  <manifest:file-entry manifest:full-path="ObjectReplacements/Object 2" manifest:media-type="application/x-openoffice-gdimetafile;windows_formatname=&quot;GDIMetaFile&quot;"/>
  <manifest:file-entry manifest:full-path="ObjectReplacements/Object 16" manifest:media-type=""/>
  <manifest:file-entry manifest:full-path="ObjectReplacements/Object 19" manifest:media-type="application/x-openoffice-gdimetafile;windows_formatname=&quot;GDIMetaFile&quot;"/>
  <manifest:file-entry manifest:full-path="ObjectReplacements/Object 5" manifest:media-type="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"/>
  <manifest:file-entry manifest:full-path="ObjectReplacements/Object 3" manifest:media-type="application/x-openoffice-gdimetafile;windows_formatname=&quot;GDIMetaFile&quot;"/>
  <manifest:file-entry manifest:full-path="ObjectReplacements/Object 17" manifest:media-type="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7" manifest:media-type=""/>
  <manifest:file-entry manifest:full-path="ObjectReplacements/Object 7" manifest:media-type="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0" manifest:media-type=""/>
  <manifest:file-entry manifest:full-path="ObjectReplacements/Object 3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9" manifest:media-type=""/>
  <manifest:file-entry manifest:full-path="ObjectReplacements/Object 42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, Arial, sans-serif"/>
  </office:font-face-decls>
  <office:automatic-styles>
    <style:style style:name="P1" style:family="paragraph" style:parent-style-name="Standard">
      <style:text-properties officeooo:rsid="0007e070" officeooo:paragraph-rsid="0007e070"/>
    </style:style>
    <style:style style:name="P2" style:family="paragraph" style:parent-style-name="Standard">
      <style:text-properties officeooo:rsid="0008edd3" officeooo:paragraph-rsid="0008edd3"/>
    </style:style>
    <style:style style:name="P3" style:family="paragraph" style:parent-style-name="Standard">
      <loext:graphic-properties draw:fill="solid" draw:fill-color="#ffffff"/>
      <style:paragraph-properties fo:margin-left="0cm" fo:margin-right="-0.002cm" fo:margin-top="0cm" fo:margin-bottom="0.265cm" style:contextual-spacing="false" fo:line-height="100%" fo:text-align="justify" style:justify-single-word="false" fo:text-indent="0cm" style:auto-text-indent="false" fo:background-color="#ffffff" style:vertical-align="baseline"/>
      <style:text-properties officeooo:rsid="0008edd3" officeooo:paragraph-rsid="000a4c18"/>
    </style:style>
    <style:style style:name="P4" style:family="paragraph" style:parent-style-name="Standard">
      <loext:graphic-properties draw:fill="solid" draw:fill-color="#ffffff"/>
      <style:paragraph-properties fo:margin-left="0cm" fo:margin-right="-0.002cm" fo:margin-top="0cm" fo:margin-bottom="0.265cm" style:contextual-spacing="false" fo:line-height="100%" fo:text-align="justify" style:justify-single-word="false" fo:text-indent="0cm" style:auto-text-indent="false" fo:background-color="#ffffff" style:vertical-align="baseline"/>
      <style:text-properties officeooo:rsid="0008edd3" officeooo:paragraph-rsid="00127d2f"/>
    </style:style>
    <style:style style:name="P5" style:family="paragraph" style:parent-style-name="Standard">
      <style:text-properties officeooo:rsid="0008edd3" officeooo:paragraph-rsid="00127d2f"/>
    </style:style>
    <style:style style:name="P6" style:family="paragraph" style:parent-style-name="Standard">
      <style:text-properties officeooo:rsid="000a4c18" officeooo:paragraph-rsid="000a4c18"/>
    </style:style>
    <style:style style:name="P7" style:family="paragraph" style:parent-style-name="Standard">
      <style:text-properties officeooo:rsid="000a4c18" officeooo:paragraph-rsid="00127d2f"/>
    </style:style>
    <style:style style:name="P8" style:family="paragraph" style:parent-style-name="Standard">
      <style:text-properties style:text-position="0% 100%" officeooo:rsid="0008edd3" officeooo:paragraph-rsid="0007e070"/>
    </style:style>
    <style:style style:name="P9" style:family="paragraph" style:parent-style-name="Standard">
      <style:text-properties style:text-position="0% 100%" officeooo:rsid="0008edd3" officeooo:paragraph-rsid="0008edd3"/>
    </style:style>
    <style:style style:name="P10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officeooo:rsid="0008edd3" officeooo:paragraph-rsid="000c2b7d" style:font-name-asian="Times New Roman1" style:font-size-asian="14pt" style:language-asian="ru" style:country-asian="RU" style:font-name-complex="Times New Roman1" style:font-size-complex="14pt"/>
    </style:style>
    <style:style style:name="P11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officeooo:rsid="0008edd3" officeooo:paragraph-rsid="00127d2f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>
      <loext:graphic-properties draw:fill="solid" draw:fill-color="#ffffff"/>
      <style:paragraph-properties fo:margin-left="0cm" fo:margin-right="-0.002cm" fo:margin-top="0cm" fo:margin-bottom="0.265cm" style:contextual-spacing="false" fo:line-height="100%" fo:text-align="justify" style:justify-single-word="false" fo:text-indent="0cm" style:auto-text-indent="false" fo:background-color="#ffffff" style:vertical-align="baseline"/>
      <style:text-properties style:font-name="Times New Roman" fo:font-size="14pt" officeooo:rsid="0008edd3" officeooo:paragraph-rsid="000a4c18" style:font-name-asian="Times New Roman1" style:font-size-asian="14pt" style:language-asian="ru" style:country-asian="RU" style:font-name-complex="Times New Roman1" style:font-size-complex="14pt" style:font-weight-complex="bold" loext:padding="0cm" loext:border="none" loext:shadow="none"/>
    </style:style>
    <style:style style:name="P13" style:family="paragraph" style:parent-style-name="Standard">
      <loext:graphic-properties draw:fill="solid" draw:fill-color="#ffffff"/>
      <style:paragraph-properties fo:margin-left="0cm" fo:margin-right="-0.002cm" fo:margin-top="0cm" fo:margin-bottom="0.265cm" style:contextual-spacing="false" fo:line-height="100%" fo:text-align="justify" style:justify-single-word="false" fo:text-indent="0cm" style:auto-text-indent="false" fo:background-color="#ffffff" style:vertical-align="baseline"/>
      <style:text-properties style:font-name="Times New Roman" fo:font-size="14pt" officeooo:rsid="0008edd3" officeooo:paragraph-rsid="00127d2f" style:font-name-asian="Times New Roman1" style:font-size-asian="14pt" style:language-asian="ru" style:country-asian="RU" style:font-name-complex="Times New Roman1" style:font-size-complex="14pt" style:font-weight-complex="bold" loext:padding="0cm" loext:border="none" loext:shadow="none"/>
    </style:style>
    <style:style style:name="P14" style:family="paragraph" style:parent-style-name="Standard">
      <style:text-properties style:font-name="Times New Roman" fo:font-size="14pt" fo:font-style="normal" fo:font-weight="normal" officeooo:rsid="000c2b7d" officeooo:paragraph-rsid="000c2b7d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15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fo:font-style="normal" fo:font-weight="normal" officeooo:rsid="000c2b7d" officeooo:paragraph-rsid="00113d8b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16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fo:font-style="normal" fo:font-weight="normal" officeooo:rsid="000c2b7d" officeooo:paragraph-rsid="00122d58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17" style:family="paragraph" style:parent-style-name="Standard">
      <style:text-properties style:font-name="Times New Roman" fo:font-size="14pt" fo:font-style="normal" fo:font-weight="normal" officeooo:rsid="00113d8b" officeooo:paragraph-rsid="00113d8b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18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fo:font-style="normal" fo:font-weight="normal" officeooo:rsid="00113d8b" officeooo:paragraph-rsid="00122d58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19" style:family="paragraph" style:parent-style-name="Standard">
      <style:text-properties style:font-name="Times New Roman" fo:font-size="14pt" fo:font-style="normal" fo:font-weight="normal" officeooo:rsid="00122d58" officeooo:paragraph-rsid="00122d58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20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fo:font-style="normal" fo:font-weight="normal" officeooo:rsid="000a4c18" officeooo:paragraph-rsid="00127d2f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21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fo:font-style="normal" fo:font-weight="normal" officeooo:rsid="000a4c18" officeooo:paragraph-rsid="0015df7b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22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style:font-name="Times New Roman" fo:font-size="14pt" fo:font-style="normal" fo:font-weight="normal" officeooo:rsid="000a4c18" officeooo:paragraph-rsid="000c2b7d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23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style:font-name="Times New Roman" fo:font-size="14pt" fo:font-style="normal" fo:font-weight="normal" officeooo:rsid="000a4c18" officeooo:paragraph-rsid="00127d2f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/>
    </style:style>
    <style:style style:name="P24" style:family="paragraph" style:parent-style-name="Standard">
      <style:paragraph-properties fo:margin-left="0cm" fo:margin-right="-0.002cm" fo:margin-top="0cm" fo:margin-bottom="0cm" style:contextual-spacing="false" style:line-height-at-least="0.517cm" fo:text-align="justify" style:justify-single-word="false" fo:text-indent="0cm" style:auto-text-indent="false" style:vertical-align="baseline"/>
      <style:text-properties style:font-name="Times New Roman" fo:font-size="14pt" fo:font-style="normal" fo:font-weight="normal" officeooo:rsid="0008edd3" officeooo:paragraph-rsid="000c2b7d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25" style:family="paragraph" style:parent-style-name="Standard">
      <style:paragraph-properties fo:margin-left="0cm" fo:margin-right="-0.002cm" fo:margin-top="0cm" fo:margin-bottom="0cm" style:contextual-spacing="false" style:line-height-at-least="0.517cm" fo:text-align="justify" style:justify-single-word="false" fo:text-indent="0cm" style:auto-text-indent="false" style:vertical-align="baseline"/>
      <style:text-properties style:font-name="Times New Roman" fo:font-size="14pt" fo:font-style="normal" fo:font-weight="normal" officeooo:rsid="0008edd3" officeooo:paragraph-rsid="00127d2f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26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fo:font-style="normal" fo:font-weight="normal" officeooo:rsid="0015df7b" officeooo:paragraph-rsid="0015df7b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27" style:family="paragraph" style:parent-style-name="Standard">
      <style:paragraph-properties fo:margin-left="0cm" fo:margin-right="-0.002cm" fo:margin-top="0cm" fo:margin-bottom="0cm" style:contextual-spacing="false" style:line-height-at-least="0.517cm" fo:text-align="justify" style:justify-single-word="false" fo:text-indent="0cm" style:auto-text-indent="false" style:vertical-align="baseline"/>
      <style:text-properties style:font-name="Times New Roman" fo:font-size="16pt" officeooo:rsid="0008edd3" officeooo:paragraph-rsid="0008edd3" style:font-name-asian="Times New Roman1" style:font-size-asian="16pt" style:language-asian="ru" style:country-asian="RU" style:font-name-complex="Times New Roman1" style:font-size-complex="16pt" style:font-weight-complex="bold" loext:padding="0cm" loext:border="none" loext:shadow="none"/>
    </style:style>
    <style:style style:name="P28" style:family="paragraph" style:parent-style-name="Standard">
      <style:paragraph-properties fo:margin-left="0cm" fo:margin-right="-0.002cm" fo:margin-top="0cm" fo:margin-bottom="0cm" style:contextual-spacing="false" style:line-height-at-least="0.517cm" fo:text-align="justify" style:justify-single-word="false" fo:text-indent="1cm" style:auto-text-indent="false" style:vertical-align="baseline"/>
      <style:text-properties style:font-name="Times New Roman" fo:font-size="16pt" officeooo:rsid="0008edd3" officeooo:paragraph-rsid="0008edd3" style:font-name-asian="Times New Roman1" style:font-size-asian="16pt" style:language-asian="ru" style:country-asian="RU" style:font-name-complex="Times New Roman1" style:font-size-complex="16pt" style:font-weight-complex="bold" loext:padding="0cm" loext:border="none" loext:shadow="none"/>
    </style:style>
    <style:style style:name="P29" style:family="paragraph" style:parent-style-name="Standard">
      <style:paragraph-properties fo:margin-left="0cm" fo:margin-right="-0.002cm" fo:margin-top="0cm" fo:margin-bottom="0cm" style:contextual-spacing="false" style:line-height-at-least="0.517cm" fo:text-align="justify" style:justify-single-word="false" fo:text-indent="1cm" style:auto-text-indent="false" style:vertical-align="baseline"/>
      <style:text-properties style:font-name="Times New Roman" fo:font-size="16pt" officeooo:rsid="0008edd3" officeooo:paragraph-rsid="00127d2f" style:font-name-asian="Times New Roman1" style:font-size-asian="16pt" style:language-asian="ru" style:country-asian="RU" style:font-name-complex="Times New Roman1" style:font-size-complex="16pt" style:font-weight-complex="bold" loext:padding="0cm" loext:border="none" loext:shadow="none"/>
    </style:style>
    <style:style style:name="P30" style:family="paragraph" style:parent-style-name="Standard">
      <style:paragraph-properties fo:margin-left="0cm" fo:margin-right="-0.002cm" fo:margin-top="0cm" fo:margin-bottom="0cm" style:contextual-spacing="false" style:line-height-at-least="0.517cm" fo:text-align="justify" style:justify-single-word="false" fo:text-indent="0cm" style:auto-text-indent="false" style:vertical-align="baseline"/>
      <style:text-properties style:font-name="Times New Roman" fo:font-size="16pt" officeooo:rsid="0008edd3" officeooo:paragraph-rsid="00127d2f" style:font-name-asian="Times New Roman1" style:font-size-asian="16pt" style:language-asian="ru" style:country-asian="RU" style:font-name-complex="Times New Roman1" style:font-size-complex="16pt" style:font-weight-complex="bold" loext:padding="0cm" loext:border="none" loext:shadow="none"/>
    </style:style>
    <style:style style:name="P31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style="normal" fo:font-weight="normal" officeooo:rsid="000a4c18" officeooo:paragraph-rsid="000c2b7d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style="normal" fo:font-weight="normal" officeooo:rsid="000a4c18" officeooo:paragraph-rsid="00127d2f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fo:font-style="italic" fo:font-weight="bold" officeooo:rsid="00113d8b" officeooo:paragraph-rsid="00122d58" style:font-name-asian="Times New Roman1" style:font-size-asian="14pt" style:language-asian="ru" style:country-asian="RU" style:font-style-asian="italic" style:font-weight-asian="bold" style:font-name-complex="Times New Roman1" style:font-size-complex="14pt" style:font-style-complex="normal" style:font-weight-complex="normal" loext:padding="0cm" loext:border="none" loext:shadow="none"/>
    </style:style>
    <style:style style:name="P34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1cm" style:auto-text-indent="false"/>
      <style:text-properties style:font-name="Times New Roman" fo:font-size="14pt" fo:font-style="normal" fo:font-weight="bold" officeooo:rsid="000c2b7d" officeooo:paragraph-rsid="00122d58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normal" loext:padding="0cm" loext:border="none" loext:shadow="none"/>
    </style:style>
    <style:style style:name="P35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fo:font-style="normal" fo:font-weight="bold" officeooo:rsid="000c2b7d" officeooo:paragraph-rsid="00122d58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normal" loext:padding="0cm" loext:border="none" loext:shadow="none"/>
    </style:style>
    <style:style style:name="P36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fo:font-style="normal" fo:font-weight="bold" officeooo:rsid="00127d2f" officeooo:paragraph-rsid="00127d2f" style:font-name-asian="Times New Roman1" style:font-size-asian="14pt" style:language-asian="ru" style:country-asian="RU" style:font-style-asian="normal" style:font-weight-asian="bold" style:font-name-complex="Times New Roman1" style:font-size-complex="14pt" style:font-style-complex="normal" style:font-weight-complex="normal" loext:padding="0cm" loext:border="none" loext:shadow="none"/>
    </style:style>
    <style:style style:name="P37" style:family="paragraph" style:parent-style-name="Standard">
      <style:paragraph-properties fo:margin-left="0cm" fo:margin-right="-0.002cm" fo:margin-top="0cm" fo:margin-bottom="0cm" style:contextual-spacing="false" style:line-height-at-least="0.517cm" fo:text-align="justify" style:justify-single-word="false" fo:text-indent="0cm" style:auto-text-indent="false" style:vertical-align="baseline"/>
      <style:text-properties style:font-name="Times New Roman" fo:font-size="14pt" fo:font-style="normal" fo:font-weight="normal" officeooo:rsid="0008edd3" officeooo:paragraph-rsid="0025def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38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fo:font-style="normal" fo:font-weight="normal" officeooo:paragraph-rsid="00170309"/>
    </style:style>
    <style:style style:name="P39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fo:font-style="normal" fo:font-weight="normal" officeooo:paragraph-rsid="0018f74e"/>
    </style:style>
    <style:style style:name="P40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officeooo:paragraph-rsid="002248ec" style:font-size-asian="14pt" style:font-name-complex="Times New Roman1" style:font-size-complex="14pt"/>
    </style:style>
    <style:style style:name="P41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officeooo:paragraph-rsid="00267601" style:font-size-asian="14pt" style:font-name-complex="Times New Roman1" style:font-size-complex="14pt"/>
    </style:style>
    <style:style style:name="P42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officeooo:paragraph-rsid="00289148" style:font-size-asian="14pt" style:font-name-complex="Times New Roman1" style:font-size-complex="14pt"/>
    </style:style>
    <style:style style:name="P43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officeooo:rsid="0008edd3" officeooo:paragraph-rsid="0025def0" style:font-name-asian="Times New Roman1" style:font-size-asian="14pt" style:language-asian="ru" style:country-asian="RU" style:font-name-complex="Times New Roman1" style:font-size-complex="14pt"/>
    </style:style>
    <style:style style:name="P44" style:family="paragraph" style:parent-style-name="Standard">
      <loext:graphic-properties draw:fill="solid" draw:fill-color="#ffffff"/>
      <style:paragraph-properties fo:margin-left="0cm" fo:margin-right="-0.002cm" fo:margin-top="0cm" fo:margin-bottom="0.265cm" style:contextual-spacing="false" fo:line-height="100%" fo:text-align="justify" style:justify-single-word="false" fo:text-indent="0cm" style:auto-text-indent="false" fo:background-color="#ffffff" style:vertical-align="baseline"/>
      <style:text-properties style:font-name="Times New Roman" fo:font-size="14pt" officeooo:rsid="0008edd3" officeooo:paragraph-rsid="0025def0" style:font-name-asian="Times New Roman1" style:font-size-asian="14pt" style:language-asian="ru" style:country-asian="RU" style:font-name-complex="Times New Roman1" style:font-size-complex="14pt" style:font-weight-complex="bold" loext:padding="0cm" loext:border="none" loext:shadow="none"/>
    </style:style>
    <style:style style:name="P45" style:family="paragraph" style:parent-style-name="Standard">
      <style:paragraph-properties fo:margin-left="0cm" fo:margin-right="-0.002cm" fo:margin-top="0cm" fo:margin-bottom="0cm" style:contextual-spacing="false" style:line-height-at-least="0.517cm" fo:text-align="justify" style:justify-single-word="false" fo:text-indent="0cm" style:auto-text-indent="false" style:vertical-align="baseline"/>
      <style:text-properties style:font-name="Times New Roman" fo:font-size="16pt" officeooo:rsid="0008edd3" officeooo:paragraph-rsid="0025def0" style:font-name-asian="Times New Roman1" style:font-size-asian="16pt" style:language-asian="ru" style:country-asian="RU" style:font-name-complex="Times New Roman1" style:font-size-complex="16pt" style:font-weight-complex="bold" loext:padding="0cm" loext:border="none" loext:shadow="none"/>
    </style:style>
    <style:style style:name="P46" style:family="paragraph" style:parent-style-name="Standard">
      <style:paragraph-properties fo:margin-left="0cm" fo:margin-right="-0.002cm" fo:margin-top="0cm" fo:margin-bottom="0cm" style:contextual-spacing="false" style:line-height-at-least="0.517cm" fo:text-align="justify" style:justify-single-word="false" fo:text-indent="1cm" style:auto-text-indent="false" style:vertical-align="baseline"/>
      <style:text-properties style:font-name="Times New Roman" fo:font-size="16pt" officeooo:rsid="0008edd3" officeooo:paragraph-rsid="0025def0" style:font-name-asian="Times New Roman1" style:font-size-asian="16pt" style:language-asian="ru" style:country-asian="RU" style:font-name-complex="Times New Roman1" style:font-size-complex="16pt" style:font-weight-complex="bold" loext:padding="0cm" loext:border="none" loext:shadow="none"/>
    </style:style>
    <style:style style:name="P47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font-name="Verdana" fo:font-size="11.25pt" fo:letter-spacing="normal" fo:font-style="normal" fo:font-weight="normal" officeooo:paragraph-rsid="0018f74e"/>
    </style:style>
    <style:style style:name="P48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font-name="Verdana" fo:font-size="11.25pt" fo:letter-spacing="normal" fo:font-style="normal" fo:font-weight="normal" officeooo:rsid="0018f74e" officeooo:paragraph-rsid="0018f74e"/>
    </style:style>
    <style:style style:name="P49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font-name="Verdana" fo:font-size="11.25pt" fo:letter-spacing="normal" fo:font-style="normal" fo:font-weight="normal" officeooo:rsid="001ab88d" officeooo:paragraph-rsid="001ab88d"/>
    </style:style>
    <style:style style:name="P50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font-name="Verdana" fo:font-size="11.25pt" fo:letter-spacing="normal" fo:font-style="normal" fo:font-weight="normal" officeooo:rsid="001ab88d" officeooo:paragraph-rsid="00267601"/>
    </style:style>
    <style:style style:name="P51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font-name="Verdana" fo:font-size="11.25pt" fo:letter-spacing="normal" fo:font-style="normal" fo:font-weight="normal" officeooo:rsid="001ab88d" officeooo:paragraph-rsid="001ca845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52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font-name="Verdana" fo:font-size="11.25pt" fo:letter-spacing="normal" fo:font-style="normal" fo:font-weight="normal" officeooo:rsid="001ab88d" officeooo:paragraph-rsid="001dac51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53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font-name="Verdana" fo:font-size="11.25pt" fo:letter-spacing="normal" fo:font-style="normal" fo:font-weight="normal" officeooo:rsid="001ab88d" officeooo:paragraph-rsid="00267601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54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text-position="0% 100%" style:font-name="Verdana" fo:font-size="11.25pt" fo:letter-spacing="normal" fo:font-style="normal" fo:font-weight="normal" officeooo:rsid="001ab88d" officeooo:paragraph-rsid="001ca845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55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text-position="0% 100%" style:font-name="Verdana" fo:font-size="11.25pt" fo:letter-spacing="normal" fo:font-style="normal" fo:font-weight="normal" officeooo:rsid="001ab88d" officeooo:paragraph-rsid="001dac51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56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text-position="0% 100%" style:font-name="Verdana" fo:font-size="11.25pt" fo:letter-spacing="normal" fo:font-style="normal" fo:font-weight="normal" officeooo:rsid="001ab88d" officeooo:paragraph-rsid="00267601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57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text-position="0% 100%" style:font-name="Verdana" fo:font-size="11.25pt" fo:letter-spacing="normal" fo:font-style="normal" fo:font-weight="normal" officeooo:rsid="001ab88d" officeooo:paragraph-rsid="00281e8c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58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text-position="0% 100%" style:font-name="Verdana" fo:font-size="11.25pt" fo:letter-spacing="normal" fo:font-style="normal" fo:font-weight="normal" officeooo:rsid="001ca845" officeooo:paragraph-rsid="001ca845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59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text-position="0% 100%" style:font-name="Verdana" fo:font-size="11.25pt" fo:letter-spacing="normal" fo:font-style="normal" fo:font-weight="normal" officeooo:rsid="001ca845" officeooo:paragraph-rsid="001dac51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60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text-position="0% 100%" style:font-name="Verdana" fo:font-size="11.25pt" fo:letter-spacing="normal" fo:font-style="normal" fo:font-weight="normal" officeooo:rsid="001ca845" officeooo:paragraph-rsid="00127d2f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61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text-position="0% 100%" style:font-name="Verdana" fo:font-size="11.25pt" fo:letter-spacing="normal" fo:font-style="normal" fo:font-weight="normal" officeooo:rsid="001ca845" officeooo:paragraph-rsid="00234d4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62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text-position="0% 100%" style:font-name="Verdana" fo:font-size="11.25pt" fo:letter-spacing="normal" fo:font-style="normal" fo:font-weight="normal" officeooo:rsid="001ca845" officeooo:paragraph-rsid="00267601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63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text-position="0% 100%" style:font-name="Verdana" fo:font-size="16pt" fo:letter-spacing="normal" fo:font-style="normal" fo:font-weight="normal" officeooo:rsid="001ca845" officeooo:paragraph-rsid="00234d4e" style:font-name-asian="Times New Roman1" style:font-size-asian="16pt" style:language-asian="ru" style:country-asian="RU" style:font-style-asian="normal" style:font-weight-asian="normal" style:font-name-complex="Times New Roman1" style:font-size-complex="16pt" style:font-style-complex="normal" style:font-weight-complex="normal" loext:padding="0cm" loext:border="none" loext:shadow="none"/>
    </style:style>
    <style:style style:name="P64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text-position="0% 100%" style:font-name="Verdana" fo:font-size="16pt" fo:letter-spacing="normal" fo:font-style="normal" fo:font-weight="normal" officeooo:rsid="001ca845" officeooo:paragraph-rsid="0024e978" style:font-name-asian="Times New Roman1" style:font-size-asian="16pt" style:language-asian="ru" style:country-asian="RU" style:font-style-asian="normal" style:font-weight-asian="normal" style:font-name-complex="Times New Roman1" style:font-size-complex="16pt" style:font-style-complex="normal" style:font-weight-complex="normal" loext:padding="0cm" loext:border="none" loext:shadow="none"/>
    </style:style>
    <style:style style:name="P65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text-position="0% 100%" style:font-name="Verdana" fo:font-size="16pt" fo:letter-spacing="normal" fo:font-style="normal" fo:font-weight="normal" officeooo:rsid="001ca845" officeooo:paragraph-rsid="00267601" style:font-name-asian="Times New Roman1" style:font-size-asian="16pt" style:language-asian="ru" style:country-asian="RU" style:font-style-asian="normal" style:font-weight-asian="normal" style:font-name-complex="Times New Roman1" style:font-size-complex="16pt" style:font-style-complex="normal" style:font-weight-complex="normal" loext:padding="0cm" loext:border="none" loext:shadow="none"/>
    </style:style>
    <style:style style:name="P66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text-position="0% 100%" style:font-name="Verdana" fo:font-size="16pt" fo:letter-spacing="normal" fo:font-style="normal" fo:font-weight="normal" officeooo:rsid="001ca845" officeooo:paragraph-rsid="00281e8c" style:font-name-asian="Times New Roman1" style:font-size-asian="16pt" style:language-asian="ru" style:country-asian="RU" style:font-style-asian="normal" style:font-weight-asian="normal" style:font-name-complex="Times New Roman1" style:font-size-complex="16pt" style:font-style-complex="normal" style:font-weight-complex="normal" loext:padding="0cm" loext:border="none" loext:shadow="none"/>
    </style:style>
    <style:style style:name="P67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text-position="0% 100%" style:font-name="Verdana" fo:font-size="16pt" fo:letter-spacing="normal" fo:font-style="normal" fo:font-weight="normal" officeooo:rsid="001ca845" officeooo:paragraph-rsid="00289148" style:font-name-asian="Times New Roman1" style:font-size-asian="16pt" style:language-asian="ru" style:country-asian="RU" style:font-style-asian="normal" style:font-weight-asian="normal" style:font-name-complex="Times New Roman1" style:font-size-complex="16pt" style:font-style-complex="normal" style:font-weight-complex="normal" loext:padding="0cm" loext:border="none" loext:shadow="none"/>
    </style:style>
    <style:style style:name="P68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text-position="0% 100%" style:font-name="Verdana" fo:font-size="16pt" fo:letter-spacing="normal" fo:font-style="normal" fo:font-weight="normal" officeooo:rsid="00252615" officeooo:paragraph-rsid="00252615" style:font-name-asian="Times New Roman1" style:font-size-asian="16pt" style:language-asian="ru" style:country-asian="RU" style:font-style-asian="normal" style:font-weight-asian="normal" style:font-name-complex="Times New Roman1" style:font-size-complex="16pt" style:font-style-complex="normal" style:font-weight-complex="normal" loext:padding="0cm" loext:border="none" loext:shadow="none"/>
    </style:style>
    <style:style style:name="P69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1cm" style:auto-text-indent="false"/>
      <style:text-properties fo:font-variant="normal" fo:text-transform="none" fo:color="#424242" loext:opacity="100%" style:text-position="0% 100%" style:font-name="Times New Roman" fo:font-size="14pt" fo:letter-spacing="normal" fo:font-style="normal" fo:font-weight="normal" officeooo:rsid="0018f74e" officeooo:paragraph-rsid="001f18a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70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text-position="0% 100%" style:font-name="Times New Roman" fo:font-size="14pt" fo:letter-spacing="normal" fo:font-style="normal" fo:font-weight="normal" officeooo:rsid="0018f74e" officeooo:paragraph-rsid="001f18a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71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1cm" style:auto-text-indent="false"/>
      <style:text-properties fo:font-variant="normal" fo:text-transform="none" fo:color="#424242" loext:opacity="100%" style:text-position="0% 100%" style:font-name="Times New Roman" fo:font-size="14pt" fo:letter-spacing="normal" fo:font-style="normal" fo:font-weight="normal" officeooo:rsid="0018f74e" officeooo:paragraph-rsid="001f3fbc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72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text-position="0% 100%" style:font-name="Times New Roman" fo:font-size="14pt" fo:letter-spacing="normal" fo:font-style="normal" fo:font-weight="normal" officeooo:rsid="0018f74e" officeooo:paragraph-rsid="001f3fbc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73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text-position="0% 100%" style:font-name="Times New Roman" fo:font-size="14pt" fo:letter-spacing="normal" fo:font-style="normal" fo:font-weight="normal" officeooo:rsid="0018f74e" officeooo:paragraph-rsid="002248ec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74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text-position="0% 100%" style:font-name="Times New Roman" fo:font-size="14pt" fo:letter-spacing="normal" fo:font-style="normal" fo:font-weight="normal" officeooo:rsid="0018f74e" officeooo:paragraph-rsid="00234d4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75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text-position="0% 100%" style:font-name="Times New Roman" fo:font-size="14pt" fo:letter-spacing="normal" fo:font-style="normal" fo:font-weight="normal" officeooo:rsid="0018f74e" officeooo:paragraph-rsid="00267601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76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1cm" style:auto-text-indent="false"/>
      <style:text-properties fo:font-variant="normal" fo:text-transform="none" fo:color="#424242" loext:opacity="100%" style:text-position="0% 100%" style:font-name="Times New Roman" fo:font-size="14pt" fo:letter-spacing="normal" fo:font-style="normal" fo:font-weight="normal" officeooo:rsid="0018f74e" officeooo:paragraph-rsid="00267601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77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text-position="0% 100%" style:font-name="Times New Roman" fo:font-size="14pt" fo:letter-spacing="normal" fo:font-style="normal" fo:font-weight="normal" officeooo:rsid="0018f74e" officeooo:paragraph-rsid="00289148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78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text-position="0% 100%" style:font-name="Times New Roman" fo:font-size="14pt" fo:letter-spacing="normal" fo:font-style="normal" fo:font-weight="normal" officeooo:rsid="001f3fbc" officeooo:paragraph-rsid="001f3fbc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79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text-position="0% 100%" style:font-name="Times New Roman" fo:font-size="14pt" fo:letter-spacing="normal" fo:font-style="normal" fo:font-weight="normal" officeooo:rsid="001f3fbc" officeooo:paragraph-rsid="00267601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80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text-position="0% 100%" style:font-name="Times New Roman" fo:font-size="14pt" fo:letter-spacing="normal" fo:font-style="normal" fo:font-weight="normal" officeooo:rsid="002248ec" officeooo:paragraph-rsid="002248ec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81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text-position="0% 100%" style:font-name="Times New Roman" fo:font-size="14pt" fo:letter-spacing="normal" fo:font-style="normal" fo:font-weight="normal" officeooo:rsid="002248ec" officeooo:paragraph-rsid="00234d4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82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text-position="0% 100%" style:font-name="Times New Roman" fo:font-size="14pt" fo:letter-spacing="normal" fo:font-style="normal" fo:font-weight="normal" officeooo:rsid="0024e978" officeooo:paragraph-rsid="00234d4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83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text-position="0% 100%" style:font-name="Times New Roman" fo:font-size="14pt" fo:letter-spacing="normal" fo:font-style="normal" fo:font-weight="normal" officeooo:rsid="0024e978" officeooo:paragraph-rsid="0024e978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84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text-position="0% 100%" style:font-name="Times New Roman" fo:font-size="14pt" fo:letter-spacing="normal" fo:font-style="normal" fo:font-weight="normal" officeooo:rsid="0024e978" officeooo:paragraph-rsid="00267601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85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text-position="0% 100%" style:font-name="Times New Roman" fo:font-size="14pt" fo:letter-spacing="normal" fo:font-style="normal" fo:font-weight="normal" officeooo:rsid="0024e978" officeooo:paragraph-rsid="00289148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86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text-position="0% 100%" style:font-name="Times New Roman" fo:font-size="14pt" fo:letter-spacing="normal" fo:font-style="normal" fo:font-weight="normal" officeooo:rsid="00252615" officeooo:paragraph-rsid="00252615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87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text-position="0% 100%" style:font-name="Times New Roman" fo:font-size="14pt" fo:letter-spacing="normal" fo:font-style="normal" fo:font-weight="normal" officeooo:rsid="000a4c18" officeooo:paragraph-rsid="0025def0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88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text-position="0% 100%" style:font-name="Times New Roman" fo:font-size="14pt" fo:letter-spacing="normal" fo:font-style="normal" fo:font-weight="normal" officeooo:rsid="0025ffea" officeooo:paragraph-rsid="0025ffea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P89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text-position="0% 100%" style:font-name="Times New Roman" fo:font-size="16pt" fo:letter-spacing="normal" fo:font-style="normal" fo:font-weight="normal" officeooo:rsid="0024e978" officeooo:paragraph-rsid="0024e978" style:font-name-asian="Times New Roman1" style:font-size-asian="16pt" style:language-asian="ru" style:country-asian="RU" style:font-style-asian="normal" style:font-weight-asian="normal" style:font-name-complex="Times New Roman1" style:font-size-complex="16pt" style:font-style-complex="normal" style:font-weight-complex="normal" loext:padding="0cm" loext:border="none" loext:shadow="none"/>
    </style:style>
    <style:style style:name="P90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variant="normal" fo:text-transform="none" fo:color="#424242" loext:opacity="100%" style:font-name="Times New Roman" fo:font-size="14pt" fo:letter-spacing="normal" fo:font-style="normal" fo:font-weight="normal" officeooo:rsid="0018f74e" officeooo:paragraph-rsid="001f18ae" style:font-size-asian="14pt" style:font-name-complex="Times New Roman1" style:font-size-complex="14pt"/>
    </style:style>
    <style:style style:name="P91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officeooo:paragraph-rsid="001f3fbc"/>
    </style:style>
    <style:style style:name="P92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officeooo:paragraph-rsid="002248ec"/>
    </style:style>
    <style:style style:name="P93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officeooo:paragraph-rsid="00267601"/>
    </style:style>
    <style:style style:name="P94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officeooo:paragraph-rsid="00289148"/>
    </style:style>
    <style:style style:name="P95" style:family="paragraph" style:parent-style-name="Standard">
      <style:paragraph-properties fo:margin-left="0cm" fo:margin-right="-0.002cm" fo:margin-top="0cm" fo:margin-bottom="0cm" style:contextual-spacing="false" fo:line-height="100%" fo:text-align="justify" style:justify-single-word="false" fo:text-indent="0cm" style:auto-text-indent="false"/>
      <style:text-properties fo:font-style="normal" fo:font-weight="normal" officeooo:rsid="000a4c18" officeooo:paragraph-rsid="0025def0" style:font-style-asian="normal" style:font-weight-asian="normal" style:font-style-complex="normal" style:font-weight-complex="normal"/>
    </style:style>
    <style:style style:name="P96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officeooo:paragraph-rsid="001f18ae"/>
    </style:style>
    <style:style style:name="P97" style:family="paragraph" style:parent-style-name="Standard">
      <style:paragraph-properties fo:margin-left="0cm" fo:margin-right="-0.002cm" fo:text-align="justify" style:justify-single-word="false" fo:text-indent="0cm" style:auto-text-indent="false"/>
      <style:text-properties officeooo:paragraph-rsid="00267601"/>
    </style:style>
    <style:style style:name="P98" style:family="paragraph" style:parent-style-name="Standard">
      <loext:graphic-properties draw:fill="solid" draw:fill-color="#ffffff"/>
      <style:paragraph-properties fo:margin-left="0cm" fo:margin-right="-0.002cm" fo:margin-top="0cm" fo:margin-bottom="0.265cm" style:contextual-spacing="false" fo:line-height="100%" fo:text-align="justify" style:justify-single-word="false" fo:text-indent="0cm" style:auto-text-indent="false" fo:background-color="#ffffff" style:vertical-align="baseline"/>
      <style:text-properties officeooo:rsid="0008edd3" officeooo:paragraph-rsid="0025def0"/>
    </style:style>
    <style:style style:name="P99" style:family="paragraph" style:parent-style-name="Standard">
      <style:text-properties officeooo:rsid="0008edd3" officeooo:paragraph-rsid="0025def0"/>
    </style:style>
    <style:style style:name="P100" style:family="paragraph" style:parent-style-name="Standard">
      <style:text-properties officeooo:rsid="000a4c18" officeooo:paragraph-rsid="0025def0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 loext:padding="0cm" loext:border="none" loext:shadow="none"/>
    </style:style>
    <style:style style:name="T3" style:family="text">
      <style:text-properties style:text-position="sub 58%" style:font-name="Times New Roman" fo:font-size="14pt" officeooo:rsid="000a4c18" style:font-name-asian="Times New Roman1" style:font-size-asian="14pt" style:language-asian="ru" style:country-asian="RU" style:font-name-complex="Times New Roman1" style:font-size-complex="14pt" style:font-weight-complex="bold" loext:padding="0cm" loext:border="none" loext:shadow="none"/>
    </style:style>
    <style:style style:name="T4" style:family="text">
      <style:text-properties style:text-position="sub 58%" style:font-name="Times New Roman" fo:font-size="14pt" officeooo:rsid="00141fce" style:font-name-asian="Times New Roman1" style:font-size-asian="14pt" style:language-asian="ru" style:country-asian="RU" style:font-name-complex="Times New Roman1" style:font-size-complex="14pt" style:font-weight-complex="bold" loext:padding="0cm" loext:border="none" loext:shadow="none"/>
    </style:style>
    <style:style style:name="T5" style:family="text">
      <style:text-properties style:text-position="sub 58%" style:font-name="Times New Roman" fo:font-size="20pt" officeooo:rsid="000fefd1" style:font-name-asian="Times New Roman1" style:font-size-asian="20pt" style:language-asian="ru" style:country-asian="RU" style:font-name-complex="Times New Roman1" style:font-size-complex="20pt" style:font-weight-complex="bold" loext:padding="0cm" loext:border="none" loext:shadow="none"/>
    </style:style>
    <style:style style:name="T6" style:family="text">
      <style:text-properties style:text-position="sub 58%" style:font-name="Times New Roman" fo:font-size="20pt" officeooo:rsid="00127d2f" style:font-name-asian="Times New Roman1" style:font-size-asian="20pt" style:language-asian="ru" style:country-asian="RU" style:font-name-complex="Times New Roman1" style:font-size-complex="20pt" style:font-weight-complex="bold" loext:padding="0cm" loext:border="none" loext:shadow="none"/>
    </style:style>
    <style:style style:name="T7" style:family="text">
      <style:text-properties style:text-position="sub 58%" style:font-name="Times New Roman" fo:font-size="20pt" officeooo:rsid="000a4c18" style:font-name-asian="Times New Roman1" style:font-size-asian="20pt" style:language-asian="ru" style:country-asian="RU" style:font-name-complex="Times New Roman1" style:font-size-complex="20pt" style:font-weight-complex="bold" loext:padding="0cm" loext:border="none" loext:shadow="none"/>
    </style:style>
    <style:style style:name="T8" style:family="text">
      <style:text-properties style:text-position="sub 58%" style:font-name="Times New Roman" fo:font-size="20pt" officeooo:rsid="00141fce" style:font-name-asian="Times New Roman1" style:font-size-asian="20pt" style:language-asian="ru" style:country-asian="RU" style:font-name-complex="Times New Roman1" style:font-size-complex="20pt" style:font-weight-complex="bold" loext:padding="0cm" loext:border="none" loext:shadow="none"/>
    </style:style>
    <style:style style:name="T9" style:family="text">
      <style:text-properties style:text-position="sub 58%" style:font-name="Times New Roman" fo:font-size="20pt" officeooo:rsid="0025def0" style:font-name-asian="Times New Roman1" style:font-size-asian="20pt" style:language-asian="ru" style:country-asian="RU" style:font-name-complex="Times New Roman1" style:font-size-complex="20pt" style:font-weight-complex="bold" loext:padding="0cm" loext:border="none" loext:shadow="none"/>
    </style:style>
    <style:style style:name="T10" style:family="text">
      <style:text-properties style:text-position="sub 58%" style:font-name="Times New Roman" fo:font-size="20pt" officeooo:rsid="0025ffea" style:font-name-asian="Times New Roman1" style:font-size-asian="20pt" style:language-asian="ru" style:country-asian="RU" style:font-name-complex="Times New Roman1" style:font-size-complex="20pt" style:font-weight-complex="bold" loext:padding="0cm" loext:border="none" loext:shadow="none"/>
    </style:style>
    <style:style style:name="T11" style:family="text">
      <style:text-properties style:text-position="sub 58%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T12" style:family="text">
      <style:text-properties style:text-position="sub 58%" officeooo:rsid="001ca845"/>
    </style:style>
    <style:style style:name="T13" style:family="text">
      <style:text-properties style:text-position="0% 100%"/>
    </style:style>
    <style:style style:name="T14" style:family="text">
      <style:text-properties style:text-position="0% 100%" officeooo:rsid="0008edd3"/>
    </style:style>
    <style:style style:name="T15" style:family="text">
      <style:text-properties style:text-position="0% 100%" officeooo:rsid="00127d2f"/>
    </style:style>
    <style:style style:name="T16" style:family="text">
      <style:text-properties style:text-position="0% 100%" officeooo:rsid="0018f74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T17" style:family="text">
      <style:text-properties style:text-position="0% 100%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T18" style:family="text">
      <style:text-properties style:text-position="0% 100%" officeooo:rsid="001ca845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T19" style:family="text">
      <style:text-properties style:text-position="0% 100%" officeooo:rsid="001ca845"/>
    </style:style>
    <style:style style:name="T20" style:family="text">
      <style:text-properties style:text-position="0% 100%" officeooo:rsid="001dac51"/>
    </style:style>
    <style:style style:name="T21" style:family="text">
      <style:text-properties style:text-position="0% 100%" officeooo:rsid="001f18ae"/>
    </style:style>
    <style:style style:name="T22" style:family="text">
      <style:text-properties style:text-position="0% 100%" officeooo:rsid="00267601"/>
    </style:style>
    <style:style style:name="T23" style:family="text">
      <style:text-properties style:font-name="Times New Roman" fo:font-size="16pt" style:font-name-asian="Times New Roman1" style:font-size-asian="16pt" style:language-asian="ru" style:country-asian="RU" style:font-name-complex="Times New Roman1" style:font-size-complex="16pt" style:font-weight-complex="bold" loext:padding="0cm" loext:border="none" loext:shadow="none"/>
    </style:style>
    <style:style style:name="T24" style:family="text">
      <style:text-properties style:font-name="Times New Roman" fo:font-size="16pt" style:font-name-asian="Times New Roman1" style:font-size-asian="16pt" style:language-asian="ru" style:country-asian="RU" style:font-name-complex="Times New Roman1" style:font-size-complex="16pt" loext:padding="0cm" loext:border="none" loext:shadow="none"/>
    </style:style>
    <style:style style:name="T25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6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 style:font-weight-complex="bold" loext:padding="0cm" loext:border="none" loext:shadow="none"/>
    </style:style>
    <style:style style:name="T27" style:family="text">
      <style:text-properties style:font-name="Times New Roman" fo:font-size="14pt" officeooo:rsid="000c2b7d" style:font-name-asian="Times New Roman1" style:font-size-asian="14pt" style:language-asian="ru" style:country-asian="RU" style:font-name-complex="Times New Roman1" style:font-size-complex="14pt"/>
    </style:style>
    <style:style style:name="T28" style:family="text">
      <style:text-properties style:font-name="Times New Roman" fo:font-size="14pt" fo:font-style="normal" fo:font-weight="normal" officeooo:rsid="0008edd3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T29" style:family="text">
      <style:text-properties style:font-name="Times New Roman" fo:font-size="14pt" fo:font-style="normal" fo:font-weight="normal" officeooo:rsid="000c2b7d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T30" style:family="text">
      <style:text-properties style:font-name="Times New Roman" fo:font-size="14pt" fo:font-style="normal" fo:font-weight="normal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T31" style:family="text">
      <style:text-properties style:font-name="Times New Roman" fo:font-size="14pt" fo:font-style="normal" fo:font-weight="normal" officeooo:rsid="000e6673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T32" style:family="text">
      <style:text-properties style:font-name="Times New Roman" fo:font-size="14pt" fo:font-style="normal" fo:font-weight="normal" officeooo:rsid="000fefd1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T33" style:family="text">
      <style:text-properties style:font-name="Times New Roman" fo:font-size="14pt" fo:font-style="normal" fo:font-weight="normal" officeooo:rsid="00127d2f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T34" style:family="text">
      <style:text-properties style:font-name="Times New Roman" fo:language="en" fo:country="US" officeooo:rsid="001f3fbc"/>
    </style:style>
    <style:style style:name="T35" style:family="text">
      <style:text-properties style:font-name="Times New Roman" fo:language="en" fo:country="US" officeooo:rsid="00234d4e"/>
    </style:style>
    <style:style style:name="T36" style:family="text">
      <style:text-properties style:font-name="Times New Roman" fo:language="en" fo:country="US" officeooo:rsid="002248ec"/>
    </style:style>
    <style:style style:name="T37" style:family="text">
      <style:text-properties style:font-name="Times New Roman" fo:language="en" fo:country="US" officeooo:rsid="0028e9f8"/>
    </style:style>
    <style:style style:name="T38" style:family="text">
      <style:text-properties officeooo:rsid="000fefd1"/>
    </style:style>
    <style:style style:name="T39" style:family="text">
      <style:text-properties fo:font-style="italic" style:font-style-asian="italic"/>
    </style:style>
    <style:style style:name="T40" style:family="text">
      <style:text-properties fo:font-weight="bold" style:font-weight-asian="bold"/>
    </style:style>
    <style:style style:name="T41" style:family="text">
      <style:text-properties officeooo:rsid="00127d2f"/>
    </style:style>
    <style:style style:name="T42" style:family="text">
      <style:text-properties officeooo:rsid="00141fce"/>
    </style:style>
    <style:style style:name="T43" style:family="text">
      <style:text-properties officeooo:rsid="0015df7b"/>
    </style:style>
    <style:style style:name="T44" style:family="text">
      <style:text-properties fo:font-variant="normal" fo:text-transform="none" fo:color="#424242" loext:opacity="100%" style:font-name="Verdana" fo:font-size="11.25pt" fo:letter-spacing="normal" officeooo:rsid="00170309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T45" style:family="text">
      <style:text-properties fo:font-variant="normal" fo:text-transform="none" fo:color="#424242" loext:opacity="100%" style:text-position="sub 58%" style:font-name="Verdana" fo:font-size="11.25pt" fo:letter-spacing="normal" officeooo:rsid="00170309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T46" style:family="text">
      <style:text-properties fo:font-variant="normal" fo:text-transform="none" fo:color="#424242" loext:opacity="100%" style:text-position="sub 58%" style:font-name="Verdana" fo:font-size="11.25pt" fo:letter-spacing="normal" officeooo:rsid="0018f74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T47" style:family="text">
      <style:text-properties fo:font-variant="normal" fo:text-transform="none" fo:color="#424242" loext:opacity="100%" style:text-position="0% 100%" style:font-name="Verdana" fo:font-size="11.25pt" fo:letter-spacing="normal" officeooo:rsid="0018f74e"/>
    </style:style>
    <style:style style:name="T48" style:family="text">
      <style:text-properties fo:font-variant="normal" fo:text-transform="none" fo:color="#424242" loext:opacity="100%" style:text-position="0% 100%" style:font-name="Verdana" fo:font-size="11.25pt" fo:letter-spacing="normal" officeooo:rsid="00170309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T49" style:family="text">
      <style:text-properties fo:font-variant="normal" fo:text-transform="none" fo:color="#424242" loext:opacity="100%" style:text-position="0% 100%" style:font-name="Verdana" fo:font-size="11.25pt" fo:letter-spacing="normal" officeooo:rsid="0018f74e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T50" style:family="text">
      <style:text-properties fo:font-variant="normal" fo:text-transform="none" fo:color="#424242" loext:opacity="100%" style:text-position="0% 100%" style:font-name="Verdana" fo:font-size="11.25pt" fo:letter-spacing="normal" style:font-name-asian="Times New Roman1" style:font-size-asian="14pt" style:language-asian="ru" style:country-asian="RU" style:font-style-asian="normal" style:font-weight-asian="normal" style:font-name-complex="Times New Roman1" style:font-size-complex="14pt" style:font-style-complex="normal" style:font-weight-complex="normal" loext:padding="0cm" loext:border="none" loext:shadow="none"/>
    </style:style>
    <style:style style:name="T51" style:family="text">
      <style:text-properties fo:font-variant="normal" fo:text-transform="none" fo:color="#424242" loext:opacity="100%" style:text-position="0% 100%" style:font-name="Times New Roman" fo:font-size="16pt" fo:letter-spacing="normal" fo:language="en" fo:country="US" fo:font-style="normal" fo:font-weight="normal" officeooo:rsid="001f3fbc" style:font-name-asian="Times New Roman1" style:font-size-asian="16pt" style:language-asian="ru" style:country-asian="RU" style:font-style-asian="normal" style:font-weight-asian="normal" style:font-name-complex="Times New Roman1" style:font-size-complex="16pt" style:font-style-complex="normal" style:font-weight-complex="normal" loext:padding="0cm" loext:border="none" loext:shadow="none"/>
    </style:style>
    <style:style style:name="T52" style:family="text">
      <style:text-properties fo:font-variant="normal" fo:text-transform="none" fo:color="#424242" loext:opacity="100%" style:text-position="0% 100%" style:font-name="Times New Roman" fo:font-size="16pt" fo:letter-spacing="normal" fo:language="en" fo:country="US" fo:font-style="normal" fo:font-weight="normal" officeooo:rsid="0020d277" style:font-name-asian="Times New Roman1" style:font-size-asian="16pt" style:language-asian="ru" style:country-asian="RU" style:font-style-asian="normal" style:font-weight-asian="normal" style:font-name-complex="Times New Roman1" style:font-size-complex="16pt" style:font-style-complex="normal" style:font-weight-complex="normal" loext:padding="0cm" loext:border="none" loext:shadow="none"/>
    </style:style>
    <style:style style:name="T53" style:family="text">
      <style:text-properties fo:font-variant="normal" fo:text-transform="none" fo:color="#424242" loext:opacity="100%" style:text-position="0% 100%" style:font-name="Times New Roman" fo:font-size="16pt" fo:letter-spacing="normal" fo:language="en" fo:country="US" fo:font-style="normal" fo:font-weight="normal" officeooo:rsid="002248ec" style:font-name-asian="Times New Roman1" style:font-size-asian="16pt" style:language-asian="ru" style:country-asian="RU" style:font-style-asian="normal" style:font-weight-asian="normal" style:font-name-complex="Times New Roman1" style:font-size-complex="16pt" style:font-style-complex="normal" style:font-weight-complex="normal" loext:padding="0cm" loext:border="none" loext:shadow="none"/>
    </style:style>
    <style:style style:name="T54" style:family="text">
      <style:text-properties fo:font-variant="normal" fo:text-transform="none" fo:color="#424242" loext:opacity="100%" style:text-position="0% 100%" style:font-name="Times New Roman" fo:font-size="16pt" fo:letter-spacing="normal" fo:language="en" fo:country="US" fo:font-style="normal" fo:font-weight="normal" officeooo:rsid="00281e8c" style:font-name-asian="Times New Roman1" style:font-size-asian="16pt" style:language-asian="ru" style:country-asian="RU" style:font-style-asian="normal" style:font-weight-asian="normal" style:font-name-complex="Times New Roman1" style:font-size-complex="16pt" style:font-style-complex="normal" style:font-weight-complex="normal" loext:padding="0cm" loext:border="none" loext:shadow="none"/>
    </style:style>
    <style:style style:name="T55" style:family="text">
      <style:text-properties fo:font-variant="normal" fo:text-transform="none" fo:color="#424242" loext:opacity="100%" style:text-position="0% 100%" style:font-name="Times New Roman" fo:font-size="16pt" fo:letter-spacing="normal" fo:language="en" fo:country="US" fo:font-style="normal" fo:font-weight="normal" officeooo:rsid="00289148" style:font-name-asian="Times New Roman1" style:font-size-asian="16pt" style:language-asian="ru" style:country-asian="RU" style:font-style-asian="normal" style:font-weight-asian="normal" style:font-name-complex="Times New Roman1" style:font-size-complex="16pt" style:font-style-complex="normal" style:font-weight-complex="normal" loext:padding="0cm" loext:border="none" loext:shadow="none"/>
    </style:style>
    <style:style style:name="T56" style:family="text">
      <style:text-properties fo:font-variant="normal" fo:text-transform="none" fo:color="#424242" loext:opacity="100%" style:text-position="0% 100%" style:font-name="Times New Roman" fo:font-size="16pt" fo:letter-spacing="normal" fo:language="en" fo:country="US" fo:font-style="normal" fo:font-weight="normal" officeooo:rsid="0028e9f8" style:font-name-asian="Times New Roman1" style:font-size-asian="16pt" style:language-asian="ru" style:country-asian="RU" style:font-style-asian="normal" style:font-weight-asian="normal" style:font-name-complex="Times New Roman1" style:font-size-complex="16pt" style:font-style-complex="normal" style:font-weight-complex="normal" loext:padding="0cm" loext:border="none" loext:shadow="none"/>
    </style:style>
    <style:style style:name="T57" style:family="text">
      <style:text-properties fo:font-variant="normal" fo:text-transform="none" fo:color="#424242" loext:opacity="100%" style:text-position="0% 100%" style:font-name="Liberation Mono" fo:font-size="11pt" fo:letter-spacing="normal" fo:language="en" fo:country="US" fo:font-style="normal" fo:font-weight="normal" officeooo:rsid="001f3fbc" style:font-name-asian="Times New Roman1" style:font-size-asian="11pt" style:language-asian="ru" style:country-asian="RU" style:font-style-asian="normal" style:font-weight-asian="normal" style:font-name-complex="Times New Roman1" style:font-size-complex="16pt" style:font-style-complex="normal" style:font-weight-complex="normal" loext:padding="0cm" loext:border="none" loext:shadow="none"/>
    </style:style>
    <style:style style:name="T58" style:family="text">
      <style:text-properties officeooo:rsid="001ca845"/>
    </style:style>
    <style:style style:name="T59" style:family="text">
      <style:text-properties officeooo:rsid="001dac51"/>
    </style:style>
    <style:style style:name="T60" style:family="text">
      <style:text-properties officeooo:rsid="001f18ae"/>
    </style:style>
    <style:style style:name="T61" style:family="text">
      <style:text-properties fo:font-size="20pt" style:font-size-asian="20pt" style:font-size-complex="20pt"/>
    </style:style>
    <style:style style:name="T62" style:family="text">
      <style:text-properties fo:color="#3b3b3b" loext:opacity="100%" style:font-name="Arial" style:font-name-complex="Arial1"/>
    </style:style>
    <style:style style:name="T63" style:family="text">
      <style:text-properties fo:font-size="16pt" style:font-size-asian="16pt" style:font-size-complex="16pt"/>
    </style:style>
    <style:style style:name="T64" style:family="text">
      <style:text-properties fo:font-size="16pt" fo:language="en" fo:country="US" style:font-size-asian="16pt" style:font-size-complex="16pt"/>
    </style:style>
    <style:style style:name="T65" style:family="text">
      <style:text-properties style:font-name="Liberation Mono"/>
    </style:style>
    <style:style style:name="T66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67" style:family="text">
      <style:text-properties style:font-name="Liberation Mono" fo:font-size="11pt" fo:font-style="normal" fo:font-weight="normal" officeooo:rsid="002248ec" style:font-size-asian="11pt" style:font-style-asian="normal" style:font-weight-asian="normal"/>
    </style:style>
    <style:style style:name="T68" style:family="text">
      <style:text-properties style:font-name="Liberation Mono" fo:font-size="11pt" fo:font-style="normal" fo:font-weight="normal" style:font-size-asian="11pt" style:font-style-asian="normal" style:font-weight-asian="normal" style:font-name-complex="Times New Roman1" style:font-size-complex="14pt"/>
    </style:style>
    <style:style style:name="T69" style:family="text">
      <style:text-properties style:font-name="Liberation Mono" fo:font-size="11pt" fo:language="en" fo:country="US" fo:font-style="normal" fo:font-weight="normal" style:font-size-asian="11pt" style:font-style-asian="normal" style:font-weight-asian="normal" style:font-size-complex="16pt"/>
    </style:style>
    <style:style style:name="T70" style:family="text">
      <style:text-properties style:font-name="Liberation Mono" fo:font-size="11pt" fo:language="en" fo:country="US" style:font-size-asian="11pt"/>
    </style:style>
    <style:style style:name="T71" style:family="text">
      <style:text-properties style:font-name="Liberation Mono" fo:font-size="11pt" fo:language="en" fo:country="US" officeooo:rsid="001f3fbc" style:font-size-asian="11pt"/>
    </style:style>
    <style:style style:name="T72" style:family="text">
      <style:text-properties style:font-name="Liberation Mono" fo:font-size="11pt" style:font-size-asian="11pt"/>
    </style:style>
    <style:style style:name="T73" style:family="text">
      <style:text-properties style:font-name="Liberation Mono" fo:font-size="11pt" officeooo:rsid="00234d4e" style:font-size-asian="11pt"/>
    </style:style>
    <style:style style:name="T74" style:family="text">
      <style:text-properties style:font-name="Liberation Mono" fo:font-size="11pt" officeooo:rsid="0024e978" style:font-size-asian="11pt"/>
    </style:style>
    <style:style style:name="T75" style:family="text">
      <style:text-properties style:font-name="Liberation Mono" fo:font-size="16pt" fo:language="en" fo:country="US" fo:font-style="normal" fo:font-weight="normal" style:font-size-asian="16pt" style:font-style-asian="normal" style:font-weight-asian="normal" style:font-size-complex="16pt"/>
    </style:style>
    <style:style style:name="T76" style:family="text">
      <style:text-properties style:font-name="Liberation Mono" fo:font-size="16pt" fo:language="en" fo:country="US" style:font-size-asian="16pt" style:font-size-complex="16pt"/>
    </style:style>
    <style:style style:name="T77" style:family="text">
      <style:text-properties style:font-name="Liberation Mono" fo:font-size="16pt" fo:language="en" fo:country="US" officeooo:rsid="001dac51" style:font-size-asian="16pt" style:font-size-complex="16pt"/>
    </style:style>
    <style:style style:name="T78" style:family="text">
      <style:text-properties style:font-name="Liberation Mono" officeooo:rsid="00234d4e"/>
    </style:style>
    <style:style style:name="T79" style:family="text">
      <style:text-properties style:font-name="Liberation Mono" fo:font-style="normal" fo:font-weight="normal" style:font-style-asian="normal" style:font-weight-asian="normal"/>
    </style:style>
    <style:style style:name="T80" style:family="text">
      <style:text-properties style:font-name="Liberation Mono" officeooo:rsid="001dac51"/>
    </style:style>
    <style:style style:name="T81" style:family="text">
      <style:text-properties style:font-name="Liberation Mono" fo:language="en" fo:country="US"/>
    </style:style>
    <style:style style:name="T82" style:family="text">
      <style:text-properties style:font-name="Liberation Mono" fo:language="en" fo:country="US" officeooo:rsid="00234d4e"/>
    </style:style>
    <style:style style:name="T83" style:family="text">
      <style:text-properties style:font-name="Liberation Mono" fo:language="en" fo:country="US" officeooo:rsid="001dac51"/>
    </style:style>
    <style:style style:name="T84" style:family="text">
      <style:text-properties style:font-name="Liberation Mono" fo:language="en" fo:country="US" officeooo:rsid="00252615"/>
    </style:style>
    <style:style style:name="T85" style:family="text">
      <style:text-properties style:font-name="Liberation Mono" fo:language="en" fo:country="US" officeooo:rsid="00281e8c"/>
    </style:style>
    <style:style style:name="T86" style:family="text">
      <style:text-properties style:font-name="Liberation Mono" officeooo:rsid="0024e978"/>
    </style:style>
    <style:style style:name="T87" style:family="text">
      <style:text-properties style:font-name="Liberation Mono" officeooo:rsid="00281e8c"/>
    </style:style>
    <style:style style:name="T88" style:family="text">
      <style:text-properties officeooo:rsid="00234d4e"/>
    </style:style>
    <style:style style:name="T89" style:family="text">
      <style:text-properties officeooo:rsid="0025ffea"/>
    </style:style>
    <style:style style:name="T90" style:family="text">
      <style:text-properties officeooo:rsid="00267601"/>
    </style:style>
    <style:style style:name="T91" style:family="text">
      <style:text-properties officeooo:rsid="00281e8c"/>
    </style:style>
    <style:style style:name="fr1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ча 1</text:p>
      <text:p text:style-name="P1"/>
      <text:p text:style-name="P1"><draw:frame draw:style-name="fr3" draw:name="Объект1" text:anchor-type="as-char" svg:width="4.426cm" svg:height="0.46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1"/>
      <text:p text:style-name="P1">С<text:span text:style-name="T1">перв</text:span><text:span text:style-name="T13">=</text:span><text:span text:style-name="T15">(</text:span><text:span text:style-name="T13">500000+20000</text:span><text:span text:style-name="T15">) руб</text:span><text:span text:style-name="T13">=520000 </text:span><text:span text:style-name="T15">руб</text:span></text:p>
      <text:p text:style-name="P1"/>
      <text:p text:style-name="P1"/>
      <text:p text:style-name="P1"><draw:frame draw:style-name="fr1" draw:name="Объект2" text:anchor-type="as-char" svg:y="-0.66cm" svg:width="7.781cm" svg:height="1.03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1"/>
      <text:p text:style-name="P1">С<text:span text:style-name="T1">ост</text:span><text:span text:style-name="T13">=520000 </text:span><text:span text:style-name="T15">руб </text:span><text:span text:style-name="T13">- </text:span><text:span text:style-name="T13"><draw:frame draw:style-name="fr2" draw:name="Объект3" text:anchor-type="as-char" svg:y="-0.619cm" svg:width="3.805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4">= 468000 </text:span><text:span text:style-name="T15">руб</text:span></text:p>
      <text:p text:style-name="P8"/>
      <text:p text:style-name="P9">Ответ: 468000 <text:span text:style-name="T41">руб</text:span></text:p>
      <text:p text:style-name="P2"/>
      <text:p text:style-name="P2">Задача 2</text:p>
      <text:p text:style-name="P2"/>
      <text:p text:style-name="P10">среднегодовая стоимость основных производственных фондов.</text:p>
      <text:p text:style-name="P2"/>
      <text:p text:style-name="P3"><text:span text:style-name="T26">ОПФ</text:span><text:span text:style-name="T2">СГ</text:span><text:span text:style-name="T26"> = ОПФ</text:span><text:span text:style-name="T2">Н</text:span><text:span text:style-name="T26"> + </text:span><text:span text:style-name="T23"><draw:frame draw:style-name="fr3" draw:name="Объект8" text:anchor-type="as-char" svg:width="1.445cm" svg:height="0.998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6"><text:s/>– </text:span><text:span text:style-name="T23"><draw:frame draw:style-name="fr3" draw:name="Объект9" text:anchor-type="as-char" svg:width="1.362cm" svg:height="0.998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
      <text:p text:style-name="P12"/>
      <text:p text:style-name="P3"><text:span text:style-name="T26">ОПФ</text:span><text:span text:style-name="T2">СГ </text:span><text:span text:style-name="T3">= </text:span><text:span text:style-name="T7">50000000 </text:span><text:span text:style-name="T6">руб</text:span><text:span text:style-name="T3">+</text:span><text:span text:style-name="T3"><draw:frame draw:style-name="fr2" draw:name="Объект4" text:anchor-type="as-char" svg:y="-0.619cm" svg:width="3.221cm" svg:height="0.998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3">= </text:span><text:span text:style-name="T5">53333333 </text:span><text:span text:style-name="T6">руб</text:span></text:p>
      <text:p text:style-name="P27"/>
      <text:p text:style-name="P24">фондоотдача</text:p>
      <text:p text:style-name="P28"/>
      <text:p text:style-name="P2"><draw:frame draw:style-name="fr3" draw:name="Объект10" text:anchor-type="as-char" svg:width="2.06cm" svg:height="0.998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2"/>
      <text:p text:style-name="P6">ФО=<draw:frame draw:style-name="fr2" draw:name="Объект5" text:anchor-type="as-char" svg:y="-0.619cm" svg:width="2.916cm" svg:height="0.998cm" draw:z-index="4"><draw:object xlink:href="./Object 10" xlink:type="simple" xlink:show="embed" xlink:actuate="onLoad"/><draw:image xlink:href="./ObjectReplacements/Object 10" xlink:type="simple" xlink:show="embed" xlink:actuate="onLoad"/></draw:frame>= 1,<text:span text:style-name="T38">887</text:span></text:p>
      <text:p text:style-name="P6"/>
      <text:p text:style-name="P31"><text:span text:style-name="T25">фондоемкост</text:span><text:span text:style-name="T27">ь</text:span></text:p>
      <text:p text:style-name="P6"/>
      <text:p text:style-name="P2"><draw:frame draw:style-name="fr3" draw:name="Объект11" text:anchor-type="as-char" svg:width="3.112cm" svg:height="0.998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2"/>
      <text:p text:style-name="P6">ФЕ=<draw:frame draw:style-name="fr2" draw:name="Объект6" text:anchor-type="as-char" svg:y="-0.619cm" svg:width="2.916cm" svg:height="0.998cm" draw:z-index="6"><draw:object xlink:href="./Object 11" xlink:type="simple" xlink:show="embed" xlink:actuate="onLoad"/><draw:image xlink:href="./ObjectReplacements/Object 11" xlink:type="simple" xlink:show="embed" xlink:actuate="onLoad"/></draw:frame>= 0,<text:span text:style-name="T38">53</text:span></text:p>
      <text:p text:style-name="P6"/>
      <text:p text:style-name="P22">Фондовооруженность</text:p>
      <text:p text:style-name="P2"/>
      <text:p text:style-name="P2"><draw:frame draw:style-name="fr3" draw:name="Объект12" text:anchor-type="as-char" svg:width="2.011cm" svg:height="0.998cm" draw:z-index="10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<text:p text:style-name="P2"/>
      <text:p text:style-name="P6">ФВ = <draw:frame draw:style-name="fr2" draw:name="Объект7" text:anchor-type="as-char" svg:y="-0.619cm" svg:width="2.704cm" svg:height="0.998cm" draw:z-index="11"><draw:object xlink:href="./Object 12" xlink:type="simple" xlink:show="embed" xlink:actuate="onLoad"/><draw:image xlink:href="./ObjectReplacements/Object 12" xlink:type="simple" xlink:show="embed" xlink:actuate="onLoad"/></draw:frame>= <text:span text:style-name="T38">333333 </text:span><text:span text:style-name="T41">руб/чел</text:span></text:p>
      <text:p text:style-name="P6"/>
      <text:p text:style-name="P7"><text:soft-page-break/>Ответ: <text:span text:style-name="T28">фондоотдача</text:span><text:span text:style-name="T29"> равна </text:span><text:span text:style-name="T30">1,</text:span><text:span text:style-name="T32">887</text:span><text:span text:style-name="T29">, фондоёмкость равна </text:span><text:span text:style-name="T30">0,</text:span><text:span text:style-name="T32">53</text:span><text:span text:style-name="T29">, фондовоору</text:span><text:span text:style-name="T31">ж</text:span><text:span text:style-name="T29">ённость равна </text:span><text:span text:style-name="T32">333333 </text:span><text:span text:style-name="T33">руб/чел</text:span><text:span text:style-name="T29">.</text:span></text:p>
      <text:p text:style-name="P14"/>
      <text:p text:style-name="P14"/>
      <text:p text:style-name="P14">Задача 3</text:p>
      <text:p text:style-name="P14"/>
      <text:p text:style-name="P15">Коэффициент сменности работы машин и оборудования</text:p>
      <text:p text:style-name="P14"><draw:frame draw:style-name="fr3" draw:name="Объект17" text:anchor-type="as-char" svg:width="3.971cm" svg:height="1.037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14"/>
      <text:p text:style-name="P17">К<text:span text:style-name="T1">см</text:span><text:span text:style-name="T13">=</text:span><text:span text:style-name="T13"><draw:frame draw:style-name="fr2" draw:name="Объект13" text:anchor-type="as-char" svg:y="-0.619cm" svg:width="1.226cm" svg:height="0.998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3">=1,4</text:span></text:p>
      <text:p text:style-name="P17"/>
      <text:p text:style-name="P17"/>
      <text:p text:style-name="P17"/>
      <text:p text:style-name="P18">Коэффициент экстенсивного использования машин и оборудования</text:p>
      <text:p text:style-name="P33"/>
      <text:p text:style-name="P33"><draw:frame draw:style-name="fr3" draw:name="Объект14" text:anchor-type="as-char" svg:width="1.667cm" svg:height="1.124cm" draw:z-index="14"><draw:object xlink:href="./Object 16" xlink:type="simple" xlink:show="embed" xlink:actuate="onLoad"/><draw:image xlink:href="./ObjectReplacements/Object 16" xlink:type="simple" xlink:show="embed" xlink:actuate="onLoad"/><svg:desc>формула</svg:desc></draw:frame></text:p>
      <text:p text:style-name="P33"/>
      <text:p text:style-name="P33"><draw:frame draw:style-name="fr1" draw:name="Объект19" text:anchor-type="as-char" svg:y="-0.683cm" svg:width="3.367cm" svg:height="1.124cm" draw:z-index="15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33"/>
      <text:p text:style-name="P33"/>
      <text:p text:style-name="P33"/>
      <text:p text:style-name="P33"/>
      <text:p text:style-name="P33"/>
      <text:p text:style-name="P18">Коэффициент интенсивного использования машин и оборудования</text:p>
      <text:p text:style-name="P17"/>
      <text:p text:style-name="P17"><draw:frame draw:style-name="fr1" draw:name="Объект15" text:anchor-type="as-char" svg:y="-0.683cm" svg:width="1.857cm" svg:height="1.124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17"/>
      <text:p text:style-name="P17"><draw:frame draw:style-name="fr1" draw:name="Объект18" text:anchor-type="as-char" svg:y="-0.683cm" svg:width="5.08cm" svg:height="1.124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17"/>
      <text:p text:style-name="P19"/>
      <text:p text:style-name="P14"/>
      <text:p text:style-name="P16"><text:span text:style-name="T39">Коэффициент интегрального использования машин и оборудован</text:span>ия</text:p>
      <text:p text:style-name="P34"/>
      <text:p text:style-name="P35"><draw:frame draw:style-name="fr3" draw:name="Объект16" text:anchor-type="as-char" svg:width="4.514cm" svg:height="0.467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35"/>
      <text:p text:style-name="P35"><draw:frame draw:style-name="fr1" draw:name="Объект20" text:anchor-type="as-char" svg:y="-0.377cm" svg:width="4.927cm" svg:height="0.467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<text:p text:style-name="P35"/>
      <text:p text:style-name="P35"/>
      <text:p text:style-name="P36"/>
      <text:p text:style-name="P36"/>
      <text:p text:style-name="P36"><text:soft-page-break/>Задача 4</text:p>
      <text:p text:style-name="P36"/>
      <text:p text:style-name="P11">среднегодовая стоимость основных производственных фондов.</text:p>
      <text:p text:style-name="P5"/>
      <text:p text:style-name="P4"><text:span text:style-name="T26">ОПФ</text:span><text:span text:style-name="T2">СГ</text:span><text:span text:style-name="T26"> = ОПФ</text:span><text:span text:style-name="T2">Н</text:span><text:span text:style-name="T26"> + </text:span><text:span text:style-name="T23"><draw:frame draw:style-name="fr3" draw:name="Объект22" text:anchor-type="as-char" svg:width="1.445cm" svg:height="0.998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26"><text:s/>– </text:span><text:span text:style-name="T23"><draw:frame draw:style-name="fr3" draw:name="Объект23" text:anchor-type="as-char" svg:width="1.362cm" svg:height="0.998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/text:p>
      <text:p text:style-name="P13"/>
      <text:p text:style-name="P4"><text:span text:style-name="T26">ОПФ</text:span><text:span text:style-name="T2">СГ </text:span><text:span text:style-name="T3">= </text:span><text:span text:style-name="T4">(</text:span><text:span text:style-name="T6">19</text:span><text:span text:style-name="T8">0</text:span><text:span text:style-name="T6">0 </text:span><text:span text:style-name="T8">тыс руб</text:span><text:span text:style-name="T7">+</text:span><text:span text:style-name="T3"><draw:frame draw:style-name="fr2" draw:name="Объект24" text:anchor-type="as-char" svg:y="-0.619cm" svg:width="6.138cm" svg:height="0.998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4">) </text:span><text:span text:style-name="T7">= </text:span><text:span text:style-name="T8">2190</text:span><text:span text:style-name="T5"> </text:span><text:span text:style-name="T8">тыс руб</text:span></text:p>
      <text:p text:style-name="P30"/>
      <text:p text:style-name="P25">фондоотдача</text:p>
      <text:p text:style-name="P29"/>
      <text:p text:style-name="P5"><draw:frame draw:style-name="fr3" draw:name="Объект25" text:anchor-type="as-char" svg:width="2.06cm" svg:height="0.998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5"/>
      <text:p text:style-name="P7">ФО=<draw:frame draw:style-name="fr2" draw:name="Объект26" text:anchor-type="as-char" svg:y="-0.619cm" svg:width="2.706cm" svg:height="0.998cm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= <text:span text:style-name="T42">0,64</text:span></text:p>
      <text:p text:style-name="P7"/>
      <text:p text:style-name="P32"><text:span text:style-name="T25">фондоемкост</text:span><text:span text:style-name="T27">ь</text:span></text:p>
      <text:p text:style-name="P7"/>
      <text:p text:style-name="P5"><draw:frame draw:style-name="fr3" draw:name="Объект27" text:anchor-type="as-char" svg:width="3.112cm" svg:height="0.998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5"/>
      <text:p text:style-name="P7">ФЕ=<draw:frame draw:style-name="fr2" draw:name="Объект28" text:anchor-type="as-char" svg:y="-0.619cm" svg:width="2.706cm" svg:height="0.998cm" draw:z-index="27"><draw:object xlink:href="./Object 28" xlink:type="simple" xlink:show="embed" xlink:actuate="onLoad"/><draw:image xlink:href="./ObjectReplacements/Object 28" xlink:type="simple" xlink:show="embed" xlink:actuate="onLoad"/><svg:desc>формула</svg:desc></draw:frame>= <text:span text:style-name="T42">1</text:span>,<text:span text:style-name="T38">5</text:span><text:span text:style-name="T42">6</text:span></text:p>
      <text:p text:style-name="P7"/>
      <text:p text:style-name="P23">Фондовооруженность</text:p>
      <text:p text:style-name="P5"/>
      <text:p text:style-name="P5"><draw:frame draw:style-name="fr3" draw:name="Объект29" text:anchor-type="as-char" svg:width="2.011cm" svg:height="0.998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5"/>
      <text:p text:style-name="P20">ФВ<text:span text:style-name="T40"> = </text:span><text:span text:style-name="T40"><draw:frame draw:style-name="fr2" draw:name="Объект21" text:anchor-type="as-char" svg:y="-0.619cm" svg:width="2.706cm" svg:height="0.998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40">=</text:span> <text:span text:style-name="T43">8,76</text:span><text:span text:style-name="T42"> тыс/чел</text:span></text:p>
      <text:p text:style-name="P20"/>
      <text:p text:style-name="P20"/>
      <text:p text:style-name="P21">производительность труда работников<text:span text:style-name="T43">=Доходы/численность=1400 тыс руб/250 чел= 5,6</text:span></text:p>
      <text:p text:style-name="P21"/>
      <text:p text:style-name="P26">Задача 5</text:p>
      <text:p text:style-name="P26"/>
      <text:p text:style-name="P26"/>
      <text:p text:style-name="P38"><text:span text:style-name="T44">D</text:span><text:span text:style-name="T45">дод</text:span><text:span text:style-name="T48">=Дод</text:span><text:span text:style-name="T45">1</text:span><text:span text:style-name="T48">+Дод</text:span><text:span text:style-name="T45">0</text:span><text:span text:style-name="T48">*I</text:span><text:span text:style-name="T46">ф</text:span><text:span text:style-name="T49">=</text:span><text:span text:style-name="T47">540 – 500 *(870/850) =28,235 тыс.руб.</text:span></text:p>
      <text:p text:style-name="P38"><text:span text:style-name="T49"/></text:p>
      <text:p text:style-name="P39"><text:span text:style-name="T49">D</text:span><text:span text:style-name="T46">Фусл</text:span><text:span text:style-name="T49">=Ф</text:span><text:span text:style-name="T46">0</text:span><text:span text:style-name="T49">*I</text:span><text:span text:style-name="T46">дод</text:span><text:span text:style-name="T49">-Ф</text:span><text:span text:style-name="T46">1</text:span><text:span text:style-name="T49">= </text:span><text:span text:style-name="T50">850*(540/500) – 870 = 918-870 = 48 тыс.руб.</text:span></text:p>
      <text:p text:style-name="P39"><text:span text:style-name="T49"/></text:p>
      <text:p text:style-name="P47"><text:span text:style-name="T16">Ответ. Прирост доходов равен 28,235 тыс.руб., а условная экономия основных фондов за счет повышения фондоотдачи 48 тыс.руб.</text:span></text:p>
      <text:p text:style-name="P48"><text:soft-page-break/><text:span text:style-name="T17">Задача 6</text:span></text:p>
      <text:p text:style-name="P48"><text:span text:style-name="T17"/></text:p>
      <text:p text:style-name="P90"><text:span text:style-name="T17">линейного метода</text:span></text:p>
      <text:p text:style-name="P48"><text:span text:style-name="T17"/></text:p>
      <text:p text:style-name="P48"><text:span text:style-name="T17"/></text:p>
      <text:p text:style-name="P49"><text:span text:style-name="T17">А</text:span><text:span text:style-name="T11">год</text:span><text:span text:style-name="T18">=100%:C</text:span></text:p>
      <text:p text:style-name="P49"><text:span text:style-name="T18"/></text:p>
      <text:p text:style-name="P55"><text:span text:style-name="T58">А</text:span><text:span text:style-name="T12">егод</text:span><text:span text:style-name="T58">= П*</text:span><text:span text:style-name="T18">А</text:span><text:span text:style-name="T12">год</text:span></text:p>
      <text:p text:style-name="P60"/>
      <text:p text:style-name="P59"/>
      <text:p text:style-name="P51"><text:span text:style-name="T13">А</text:span><text:span text:style-name="T1">год</text:span><text:span text:style-name="T19">=100%/6=16,67%</text:span></text:p>
      <text:p text:style-name="P54"/>
      <text:p text:style-name="P54"><text:span text:style-name="T58">А</text:span><text:span text:style-name="T12">егод</text:span><text:span text:style-name="T58">= 300 тыс. руб * 0,1667=50к</text:span></text:p>
      <text:p text:style-name="P58"/>
      <text:p text:style-name="P59"><text:span text:style-name="T88">1</text:span>-й год <text:span text:style-name="T59">50 тыс. руб</text:span></text:p>
      <text:p text:style-name="P59"/>
      <text:p text:style-name="P52"><text:span text:style-name="T13">А</text:span><text:span text:style-name="T1">год</text:span><text:span text:style-name="T19">=100%/</text:span><text:span text:style-name="T20">5</text:span><text:span text:style-name="T19">=</text:span><text:span text:style-name="T20">20%</text:span></text:p>
      <text:p text:style-name="P55"/>
      <text:p text:style-name="P55"><text:span text:style-name="T58">А</text:span><text:span text:style-name="T12">егод</text:span><text:span text:style-name="T58">= </text:span><text:span text:style-name="T59">25</text:span><text:span text:style-name="T58">0 тыс. руб * </text:span><text:span text:style-name="T59">0,2</text:span><text:span text:style-name="T58">= 50к</text:span></text:p>
      <text:p text:style-name="P58"/>
      <text:p text:style-name="P59"><text:span text:style-name="T88">2</text:span>-й год <text:span text:style-name="T59">50 тыс. руб</text:span></text:p>
      <text:p text:style-name="P59"/>
      <text:p text:style-name="P52"><text:span text:style-name="T13">А</text:span><text:span text:style-name="T1">год</text:span><text:span text:style-name="T19">=100%/</text:span><text:span text:style-name="T20">4</text:span><text:span text:style-name="T19">=</text:span><text:span text:style-name="T21">25%</text:span></text:p>
      <text:p text:style-name="P55"/>
      <text:p text:style-name="P55"><text:span text:style-name="T58">А</text:span><text:span text:style-name="T12">егод</text:span><text:span text:style-name="T58">= </text:span><text:span text:style-name="T60">2</text:span><text:span text:style-name="T58">00 тыс. руб * 0,</text:span><text:span text:style-name="T60">25</text:span><text:span text:style-name="T58">= 50к</text:span></text:p>
      <text:p text:style-name="P58"/>
      <text:p text:style-name="P59"><text:span text:style-name="T88">3</text:span>-й год <text:span text:style-name="T59">50 тыс. руб</text:span></text:p>
      <text:p text:style-name="P59"/>
      <text:p text:style-name="P52"><text:span text:style-name="T13">А</text:span><text:span text:style-name="T1">год</text:span><text:span text:style-name="T19">=100%/</text:span><text:span text:style-name="T21">3</text:span><text:span text:style-name="T19">=</text:span><text:span text:style-name="T21">33,33</text:span></text:p>
      <text:p text:style-name="P55"/>
      <text:p text:style-name="P55"><text:span text:style-name="T58">А</text:span><text:span text:style-name="T12">егод</text:span><text:span text:style-name="T58">= </text:span><text:span text:style-name="T60">15</text:span><text:span text:style-name="T58">0 тыс. руб * 0,</text:span><text:span text:style-name="T60">3333</text:span><text:span text:style-name="T58">= 50к</text:span></text:p>
      <text:p text:style-name="P58"/>
      <text:p text:style-name="P59"><text:span text:style-name="T88">4</text:span>-й год <text:span text:style-name="T59">50 тыс. руб</text:span></text:p>
      <text:p text:style-name="P59"/>
      <text:p text:style-name="P52"><text:span text:style-name="T13">А</text:span><text:span text:style-name="T1">год</text:span><text:span text:style-name="T19">= 100%/</text:span><text:span text:style-name="T21">2</text:span><text:span text:style-name="T19">=</text:span><text:span text:style-name="T21"> 50%</text:span></text:p>
      <text:p text:style-name="P52"><text:span text:style-name="T21"/></text:p>
      <text:p text:style-name="P55"><text:span text:style-name="T58">А</text:span><text:span text:style-name="T12">егод</text:span><text:span text:style-name="T58">= </text:span><text:span text:style-name="T60">1</text:span><text:span text:style-name="T58">00 тыс. руб * 0,</text:span><text:span text:style-name="T60">5</text:span><text:span text:style-name="T58">= 50к</text:span></text:p>
      <text:p text:style-name="P58"/>
      <text:p text:style-name="P59"><text:span text:style-name="T88">5</text:span>-й год <text:span text:style-name="T59">50 тыс. руб</text:span></text:p>
      <text:p text:style-name="P59"/>
      <text:p text:style-name="P52"><text:span text:style-name="T13">А</text:span><text:span text:style-name="T1">год</text:span><text:span text:style-name="T19">=100%/</text:span><text:span text:style-name="T20">1</text:span><text:span text:style-name="T19">=</text:span><text:span text:style-name="T20">100%</text:span></text:p>
      <text:p text:style-name="P55"/>
      <text:p text:style-name="P55"><text:span text:style-name="T58">А</text:span><text:span text:style-name="T12">егод</text:span><text:span text:style-name="T58">= </text:span><text:span text:style-name="T60">5</text:span><text:span text:style-name="T58">0 тыс. руб * </text:span><text:span text:style-name="T60">1 </text:span><text:span text:style-name="T58">= 50к</text:span></text:p>
      <text:p text:style-name="P55"/>
      <text:p text:style-name="P61"><text:span text:style-name="T88">6</text:span>-й год <text:span text:style-name="T59">50 тыс. руб</text:span></text:p>
      <text:p text:style-name="P55"/>
      <text:p text:style-name="P70">кумулятивного способа</text:p>
      <text:p text:style-name="P96"><text:span text:style-name="T24"/></text:p>
      <text:p text:style-name="P96"><text:span text:style-name="T24">Агод = Сп×Кчл</text:span></text:p>
      <text:p text:style-name="P69"><text:span text:style-name="T62"><text:line-break/></text:span> <text:span text:style-name="T63">Кчл <text:s/>= </text:span><text:span text:style-name="T64">t</text:span><text:span text:style-name="T63"> /Ʃ</text:span><text:span text:style-name="T64">i</text:span></text:p>
      <text:p text:style-name="P69"><text:span text:style-name="T64"/></text:p>
      <text:p text:style-name="P70"/>
      <text:p text:style-name="P73"><text:soft-page-break/><text:span text:style-name="T64">Амортизационные отчисления</text:span></text:p>
      <text:p text:style-name="P69"><text:span text:style-name="T64"/></text:p>
      <text:p text:style-name="P70"><text:span text:style-name="T64"><draw:frame draw:style-name="fr1" draw:name="Объект32" text:anchor-type="as-char" svg:y="-0.619cm" svg:width="5.974cm" svg:height="1.037cm" draw:z-index="31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</text:p>
      <text:p text:style-name="P69"><text:span text:style-name="T64"/></text:p>
      <text:p text:style-name="P72"><text:span text:style-name="T64">Остаточная стоимость</text:span></text:p>
      <text:p text:style-name="P72"><text:span text:style-name="T64"/></text:p>
      <text:p text:style-name="P92"><text:span text:style-name="T51">(300 – 85,7)</text:span><text:span text:style-name="T57">тыс. Руб </text:span><text:span text:style-name="T51">= 214,3 </text:span><text:span text:style-name="T69">т</text:span><text:span text:style-name="T66">ыс. руб </text:span></text:p>
      <text:p text:style-name="P61"><text:span text:style-name="T73"/></text:p>
      <text:p text:style-name="P63"><text:span text:style-name="T78">1</text:span><text:span text:style-name="T79">-й год </text:span><text:span text:style-name="T34">85,7</text:span><text:span text:style-name="T80"> тыс. руб</text:span></text:p>
      <text:p text:style-name="P40"><text:span text:style-name="T67"/></text:p>
      <text:p text:style-name="P40"><text:span text:style-name="T66">Амортизационные отчисления</text:span></text:p>
      <text:p text:style-name="P91"><text:span text:style-name="T66"/></text:p>
      <text:p text:style-name="P91"><text:span text:style-name="T66"><draw:frame draw:style-name="fr1" draw:name="Объект33" text:anchor-type="as-char" svg:y="-0.619cm" svg:width="5.974cm" svg:height="1.037cm" draw:z-index="32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/text:p>
      <text:p text:style-name="P91"><text:span text:style-name="T66"/></text:p>
      <text:p text:style-name="P72"><text:span text:style-name="T64"/></text:p>
      <text:p text:style-name="P72"><text:span text:style-name="T64">Остаточная стоимость</text:span></text:p>
      <text:p text:style-name="P72"><text:span text:style-name="T64"/></text:p>
      <text:p text:style-name="P92"><text:span text:style-name="T51">(214,3 – </text:span><text:span text:style-name="T52">71,4</text:span><text:span text:style-name="T51">)</text:span><text:span text:style-name="T57">тыс. Руб </text:span><text:span text:style-name="T51">= </text:span><text:span text:style-name="T52">142,9</text:span><text:span text:style-name="T51"> </text:span><text:span text:style-name="T69">т</text:span><text:span text:style-name="T66">ыс. руб </text:span></text:p>
      <text:p text:style-name="P92"><text:span text:style-name="T66"/></text:p>
      <text:p text:style-name="P63"><text:span text:style-name="T78">2</text:span><text:span text:style-name="T65">-й год </text:span><text:span text:style-name="T35">71,4</text:span><text:span text:style-name="T80"> тыс. руб</text:span></text:p>
      <text:p text:style-name="P92"><text:span text:style-name="T66"/></text:p>
      <text:p text:style-name="P92"><text:span text:style-name="T68">Амортизационные отчисления</text:span></text:p>
      <text:p text:style-name="P91"><text:span text:style-name="T66"/></text:p>
      <text:p text:style-name="P91"><text:span text:style-name="T66"><draw:frame draw:style-name="fr1" draw:name="Объект34" text:anchor-type="as-char" svg:y="-0.619cm" svg:width="5.96cm" svg:height="1.037cm" draw:z-index="33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/text:p>
      <text:p text:style-name="P78"><text:span text:style-name="T75"/></text:p>
      <text:p text:style-name="P72"><text:span text:style-name="T64"/></text:p>
      <text:p text:style-name="P72"><text:span text:style-name="T64">Остаточная стоимость</text:span></text:p>
      <text:p text:style-name="P72"><text:span text:style-name="T64"/></text:p>
      <text:p text:style-name="P92"><text:span text:style-name="T51">(1</text:span><text:span text:style-name="T52">42,9</text:span><text:span text:style-name="T51"> – </text:span><text:span text:style-name="T52">57,1</text:span><text:span text:style-name="T51">)</text:span><text:span text:style-name="T57">тыс. Руб </text:span><text:span text:style-name="T51">= </text:span><text:span text:style-name="T52">85,8</text:span><text:span text:style-name="T51"> </text:span><text:span text:style-name="T69">т</text:span><text:span text:style-name="T66">ыс. руб </text:span></text:p>
      <text:p text:style-name="P92"><text:span text:style-name="T66"/></text:p>
      <text:p text:style-name="P63"><text:span text:style-name="T78">3</text:span><text:span text:style-name="T65">-й год </text:span><text:span text:style-name="T35">57,1</text:span><text:span text:style-name="T80"> тыс. руб</text:span></text:p>
      <text:p text:style-name="P92"><text:span text:style-name="T66"/></text:p>
      <text:p text:style-name="P40"><text:span text:style-name="T66">Амортизационные отчисления</text:span></text:p>
      <text:p text:style-name="P91"><text:span text:style-name="T66"/></text:p>
      <text:p text:style-name="P91"><text:span text:style-name="T66"><draw:frame draw:style-name="fr1" draw:name="Объект35" text:anchor-type="as-char" svg:y="-0.619cm" svg:width="5.978cm" svg:height="1.037cm" draw:z-index="34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/text:p>
      <text:p text:style-name="P78"><text:span text:style-name="T75"/></text:p>
      <text:p text:style-name="P72"><text:span text:style-name="T64"/></text:p>
      <text:p text:style-name="P72"><text:span text:style-name="T64">Остаточная стоимость</text:span></text:p>
      <text:p text:style-name="P72"><text:span text:style-name="T64"/></text:p>
      <text:p text:style-name="P92"><text:span text:style-name="T51">( </text:span><text:span text:style-name="T52">85,8</text:span><text:span text:style-name="T51"> – </text:span><text:span text:style-name="T52">42,9</text:span><text:span text:style-name="T51">)</text:span><text:span text:style-name="T57">тыс. Руб </text:span><text:span text:style-name="T51">= </text:span><text:span text:style-name="T52">42,9</text:span><text:span text:style-name="T51"> </text:span><text:span text:style-name="T69">т</text:span><text:span text:style-name="T66">ыс. руб </text:span></text:p>
      <text:p text:style-name="P92"><text:span text:style-name="T66"/></text:p>
      <text:p text:style-name="P63"><text:soft-page-break/><text:span text:style-name="T78">4</text:span><text:span text:style-name="T65">-й год </text:span><text:span text:style-name="T35">42,9</text:span><text:span text:style-name="T80"> тыс. руб</text:span></text:p>
      <text:p text:style-name="P91"><text:span text:style-name="T66"/></text:p>
      <text:p text:style-name="P40"><text:span text:style-name="T66">Амортизационные отчисления</text:span></text:p>
      <text:p text:style-name="P91"><text:span text:style-name="T66"/></text:p>
      <text:p text:style-name="P91"><text:span text:style-name="T66"><draw:frame draw:style-name="fr1" draw:name="Объект36" text:anchor-type="as-char" svg:y="-0.619cm" svg:width="5.971cm" svg:height="1.037cm" draw:z-index="35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/text:p>
      <text:p text:style-name="P78"><text:span text:style-name="T75"/></text:p>
      <text:p text:style-name="P72"><text:span text:style-name="T64"/></text:p>
      <text:p text:style-name="P72"><text:span text:style-name="T64">Остаточная стоимость</text:span></text:p>
      <text:p text:style-name="P72"><text:span text:style-name="T64"/></text:p>
      <text:p text:style-name="P92"><text:span text:style-name="T51">(</text:span><text:span text:style-name="T53">42,9</text:span><text:span text:style-name="T51"> – </text:span><text:span text:style-name="T53">28,6</text:span><text:span text:style-name="T51">)</text:span><text:span text:style-name="T57">тыс. Руб </text:span><text:span text:style-name="T51">= </text:span><text:span text:style-name="T53">14,3</text:span><text:span text:style-name="T51"> </text:span><text:span text:style-name="T69">т</text:span><text:span text:style-name="T66">ыс. руб </text:span></text:p>
      <text:p text:style-name="P92"><text:span text:style-name="T66"/></text:p>
      <text:p text:style-name="P63"><text:span text:style-name="T78">5</text:span><text:span text:style-name="T65">-й год </text:span><text:span text:style-name="T35">28,6</text:span><text:span text:style-name="T80"> тыс. руб</text:span></text:p>
      <text:p text:style-name="P91"><text:span text:style-name="T66"/></text:p>
      <text:p text:style-name="P40"><text:span text:style-name="T66">Амортизационные отчисления</text:span></text:p>
      <text:p text:style-name="P40"><text:span text:style-name="T66"/></text:p>
      <text:p text:style-name="P91"><text:span text:style-name="T66"><draw:frame draw:style-name="fr1" draw:name="Объект37" text:anchor-type="as-char" svg:y="-0.619cm" svg:width="5.965cm" svg:height="1.037cm" draw:z-index="36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/text:p>
      <text:p text:style-name="P72"><text:span text:style-name="T64"/></text:p>
      <text:p text:style-name="P72"><text:span text:style-name="T64">Остаточная стоимость</text:span></text:p>
      <text:p text:style-name="P83"/>
      <text:p text:style-name="P92"><text:span text:style-name="T51">(</text:span><text:span text:style-name="T53">14,3-14,3</text:span><text:span text:style-name="T51">)</text:span><text:span text:style-name="T57">тыс. Руб </text:span><text:span text:style-name="T51">= </text:span><text:span text:style-name="T53">0</text:span><text:span text:style-name="T69">т</text:span><text:span text:style-name="T66">ыс. руб </text:span></text:p>
      <text:p text:style-name="P78"><text:span text:style-name="T75"/></text:p>
      <text:p text:style-name="P63"><text:span text:style-name="T82">6</text:span><text:span text:style-name="T81">-й год </text:span><text:span text:style-name="T35">14,3</text:span><text:span text:style-name="T83"> тыс. руб</text:span></text:p>
      <text:p text:style-name="P78"><text:span text:style-name="T64"/></text:p>
      <text:p text:style-name="P71"/>
      <text:p text:style-name="P70">метода уменьшающегося остатка.</text:p>
      <text:p text:style-name="P70"><draw:frame draw:style-name="fr3" draw:name="Объект30" text:anchor-type="as-char" svg:width="0.041cm" svg:height="0.467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А год <text:span text:style-name="T61">=</text:span><draw:frame draw:style-name="fr3" draw:name="Объект31" text:anchor-type="as-char" svg:width="2.454cm" svg:height="1.037cm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70"/>
      <text:p text:style-name="P80">На=100/6=16,67</text:p>
      <text:p text:style-name="P80"/>
      <text:p text:style-name="P64"><text:span text:style-name="T78">1</text:span><text:span text:style-name="T65">-й год</text:span></text:p>
      <text:p text:style-name="P64"/>
      <text:p text:style-name="P81"><text:span text:style-name="T72">Амортизационные отчисления</text:span></text:p>
      <text:p text:style-name="P81"><text:span text:style-name="T72"/></text:p>
      <text:p text:style-name="P83"><text:span text:style-name="T72">300 тыс. руб * 0,1667 = 50 тыс. руб</text:span></text:p>
      <text:p text:style-name="P81"><text:span text:style-name="T72"/></text:p>
      <text:p text:style-name="P74"><text:span text:style-name="T76">Остаточная стоимость</text:span></text:p>
      <text:p text:style-name="P74"><text:span text:style-name="T76"/></text:p>
      <text:p text:style-name="P89"><text:span text:style-name="T81">(300 - 50)тыс. руб = 250 тыс. руб</text:span></text:p>
      <text:p text:style-name="P80"/>
      <text:p text:style-name="P63"><text:span text:style-name="T86">2</text:span><text:span text:style-name="T65">-й год </text:span></text:p>
      <text:p text:style-name="P63"><text:span text:style-name="T80"/></text:p>
      <text:p text:style-name="P81"><text:span text:style-name="T72">Амортизационные отчисления</text:span></text:p>
      <text:p text:style-name="P82"><text:soft-page-break/><text:span text:style-name="T72"/></text:p>
      <text:p text:style-name="P83"><text:span text:style-name="T72">250 тыс. руб * 0,1667 = 41,7 тыс. руб</text:span></text:p>
      <text:p text:style-name="P81"><text:span text:style-name="T72"/></text:p>
      <text:p text:style-name="P74"><text:span text:style-name="T77">Остаточная стоимость</text:span></text:p>
      <text:p text:style-name="P74"><text:span text:style-name="T77"/></text:p>
      <text:p text:style-name="P89"><text:span text:style-name="T83">(</text:span><text:span text:style-name="T81">250</text:span><text:span text:style-name="T83"> – </text:span><text:span text:style-name="T81">41,7</text:span><text:span text:style-name="T83">)тыс. Руб = 20</text:span><text:span text:style-name="T81">8,3</text:span><text:span text:style-name="T83"> тыс. руб</text:span></text:p>
      <text:p text:style-name="P74"><text:span text:style-name="T77"/></text:p>
      <text:p text:style-name="P63"><text:span text:style-name="T86">3</text:span><text:span text:style-name="T80">-й год </text:span></text:p>
      <text:p text:style-name="P63"><text:span text:style-name="T80"/></text:p>
      <text:p text:style-name="P81"><text:span text:style-name="T72">Амортизационные отчисления</text:span></text:p>
      <text:p text:style-name="P81"><text:span text:style-name="T72"/></text:p>
      <text:p text:style-name="P83"><text:span text:style-name="T72">208,3 тыс. руб * 0,1667 = 34,7 тыс. руб</text:span></text:p>
      <text:p text:style-name="P81"><text:span text:style-name="T72"/></text:p>
      <text:p text:style-name="P74"><text:span text:style-name="T77">Остаточная стоимость</text:span></text:p>
      <text:p text:style-name="P74"><text:span text:style-name="T77"/></text:p>
      <text:p text:style-name="P83"><text:span text:style-name="T77">2</text:span><text:span text:style-name="T76">08,3 – 34,7 = 173,6 </text:span><text:span text:style-name="T77">тыс. руб</text:span></text:p>
      <text:p text:style-name="P74"><text:span text:style-name="T77"/></text:p>
      <text:p text:style-name="P63"><text:span text:style-name="T86">4</text:span><text:span text:style-name="T80">-й год </text:span></text:p>
      <text:p text:style-name="P63"><text:span text:style-name="T80"/></text:p>
      <text:p text:style-name="P81"><text:span text:style-name="T72">Амортизационные отчисления</text:span></text:p>
      <text:p text:style-name="P81"><text:span text:style-name="T72"/></text:p>
      <text:p text:style-name="P86"><text:span text:style-name="T72">173,6*0,1667 = 28,9 </text:span><text:span text:style-name="T74">тыс. руб</text:span></text:p>
      <text:p text:style-name="P81"><text:span text:style-name="T72"/></text:p>
      <text:p text:style-name="P74"><text:span text:style-name="T77">Остаточная стоимость</text:span></text:p>
      <text:p text:style-name="P74"><text:span text:style-name="T77"/></text:p>
      <text:p text:style-name="P89"><text:span text:style-name="T83">(</text:span><text:span text:style-name="T84">173,6</text:span><text:span text:style-name="T83"> – </text:span><text:span text:style-name="T84">28,9</text:span><text:span text:style-name="T83">)тыс. Руб = </text:span><text:span text:style-name="T84">144,7</text:span><text:span text:style-name="T83"> тыс. руб</text:span></text:p>
      <text:p text:style-name="P74"><text:span text:style-name="T77"/></text:p>
      <text:p text:style-name="P63"><text:span text:style-name="T86">5</text:span><text:span text:style-name="T80">-й год </text:span></text:p>
      <text:p text:style-name="P63"><text:span text:style-name="T80"/></text:p>
      <text:p text:style-name="P81"><text:span text:style-name="T72">Амортизационные отчисления</text:span></text:p>
      <text:p text:style-name="P81"><text:span text:style-name="T72"/></text:p>
      <text:p text:style-name="P86"><text:span text:style-name="T72">144,7*0,1667 = 24,1 </text:span><text:span text:style-name="T74">тыс. руб</text:span></text:p>
      <text:p text:style-name="P81"><text:span text:style-name="T72"/></text:p>
      <text:p text:style-name="P74"><text:span text:style-name="T77">Остаточная стоимость</text:span></text:p>
      <text:p text:style-name="P74"><text:span text:style-name="T77"/></text:p>
      <text:p text:style-name="P89"><text:span text:style-name="T83">(</text:span><text:span text:style-name="T84">144,7</text:span><text:span text:style-name="T83"> – </text:span><text:span text:style-name="T84">24,1</text:span><text:span text:style-name="T83">)тыс. Руб = </text:span><text:span text:style-name="T84">120,6</text:span><text:span text:style-name="T83"> тыс. руб</text:span></text:p>
      <text:p text:style-name="P74"><text:span text:style-name="T77"/></text:p>
      <text:p text:style-name="P63"><text:span text:style-name="T86">6</text:span><text:span text:style-name="T80">-й год </text:span></text:p>
      <text:p text:style-name="P63"><text:span text:style-name="T80"/></text:p>
      <text:p text:style-name="P81"><text:span text:style-name="T72">Амортизационные отчисления</text:span></text:p>
      <text:p text:style-name="P81"><text:span text:style-name="T72"/></text:p>
      <text:p text:style-name="P86"><text:span text:style-name="T72">120,6*0,1667=20,1</text:span></text:p>
      <text:p text:style-name="P81"><text:span text:style-name="T72"/></text:p>
      <text:p text:style-name="P74"><text:span text:style-name="T77">Остаточная стоимость</text:span></text:p>
      <text:p text:style-name="P74"><text:span text:style-name="T77"/></text:p>
      <text:p text:style-name="P89"><text:span text:style-name="T83">(</text:span><text:span text:style-name="T84">120,6</text:span><text:span text:style-name="T83"> – </text:span><text:span text:style-name="T84">20,1</text:span><text:span text:style-name="T83">)тыс. Руб = </text:span><text:span text:style-name="T84">100,5</text:span><text:span text:style-name="T83"> тыс. руб</text:span></text:p>
      <text:p text:style-name="P68"><text:soft-page-break/><text:span text:style-name="T80">З</text:span><text:span text:style-name="T65">адача 7</text:span></text:p>
      <text:p text:style-name="P80"/>
      <text:p text:style-name="P43">среднегодовая стоимость основных производственных фондов.</text:p>
      <text:p text:style-name="P99"/>
      <text:p text:style-name="P98"><text:span text:style-name="T26">ОПФ</text:span><text:span text:style-name="T2">СГ</text:span><text:span text:style-name="T26"> = ОПФ</text:span><text:span text:style-name="T2">Н</text:span><text:span text:style-name="T26"> + </text:span><text:span text:style-name="T23"><draw:frame draw:style-name="fr3" draw:name="Объект39" text:anchor-type="as-char" svg:width="1.445cm" svg:height="0.998cm" draw:z-index="38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text:span text:style-name="T26"><text:s/>– </text:span><text:span text:style-name="T23"><draw:frame draw:style-name="fr3" draw:name="Объект40" text:anchor-type="as-char" svg:width="1.362cm" svg:height="0.998cm" draw:z-index="39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/text:p>
      <text:p text:style-name="P44"/>
      <text:p text:style-name="P98"><text:span text:style-name="T26">ОПФ</text:span><text:span text:style-name="T2">СГ </text:span><text:span text:style-name="T3">= </text:span><text:span text:style-name="T4">(</text:span><text:span text:style-name="T6">1</text:span><text:span text:style-name="T9">6</text:span><text:span text:style-name="T8">0</text:span><text:span text:style-name="T6"> </text:span><text:span text:style-name="T9">млн</text:span><text:span text:style-name="T8"> руб</text:span><text:span text:style-name="T7">+</text:span><text:span text:style-name="T3"><draw:frame draw:style-name="fr2" draw:name="Объект41" text:anchor-type="as-char" svg:y="-0.619cm" svg:width="5.51cm" svg:height="0.998cm" draw:z-index="40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4">) </text:span><text:span text:style-name="T7">= </text:span><text:span text:style-name="T8">2</text:span><text:span text:style-name="T10">06,67 млн</text:span><text:span text:style-name="T8"> руб</text:span></text:p>
      <text:p text:style-name="P45"/>
      <text:p text:style-name="P37">фондоотдача</text:p>
      <text:p text:style-name="P46"/>
      <text:p text:style-name="P99"><draw:frame draw:style-name="fr3" draw:name="Объект42" text:anchor-type="as-char" svg:width="2.06cm" svg:height="0.998cm" draw:z-index="41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99"/>
      <text:p text:style-name="P100">ФО=<draw:frame draw:style-name="fr2" draw:name="Объект43" text:anchor-type="as-char" svg:y="-0.619cm" svg:width="2.406cm" svg:height="0.998cm" draw:z-index="42"><draw:object xlink:href="./Object 43" xlink:type="simple" xlink:show="embed" xlink:actuate="onLoad"/><draw:image xlink:href="./ObjectReplacements/Object 43" xlink:type="simple" xlink:show="embed" xlink:actuate="onLoad"/><svg:desc>формула</svg:desc></draw:frame>= <text:span text:style-name="T42">0,</text:span><text:span text:style-name="T89">4</text:span></text:p>
      <text:p text:style-name="P100"/>
      <text:p text:style-name="P95"><text:span text:style-name="T25">фондоемкост</text:span><text:span text:style-name="T27">ь</text:span></text:p>
      <text:p text:style-name="P100"/>
      <text:p text:style-name="P99"><draw:frame draw:style-name="fr3" draw:name="Объект44" text:anchor-type="as-char" svg:width="3.112cm" svg:height="0.998cm" draw:z-index="43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P99"/>
      <text:p text:style-name="P87">ФЕ=<draw:frame draw:style-name="fr2" draw:name="Объект38" text:anchor-type="as-char" svg:y="-0.619cm" svg:width="2.406cm" svg:height="0.998cm" draw:z-index="37"><draw:object xlink:href="./Object 38" xlink:type="simple" xlink:show="embed" xlink:actuate="onLoad"/><draw:image xlink:href="./ObjectReplacements/Object 38" xlink:type="simple" xlink:show="embed" xlink:actuate="onLoad"/><svg:desc>формула</svg:desc></draw:frame>= <text:span text:style-name="T89">2,5</text:span></text:p>
      <text:p text:style-name="P87"/>
      <text:p text:style-name="P88">Задача 8</text:p>
      <text:p text:style-name="P88"/>
      <text:p text:style-name="P50"><text:span text:style-name="T17">А</text:span><text:span text:style-name="T11">год</text:span><text:span text:style-name="T18">=100%:C</text:span></text:p>
      <text:p text:style-name="P50"><text:span text:style-name="T18"/></text:p>
      <text:p text:style-name="P56"><text:span text:style-name="T58">А</text:span><text:span text:style-name="T12">егод</text:span><text:span text:style-name="T58">= П*А</text:span><text:span text:style-name="T12">год</text:span></text:p>
      <text:p text:style-name="P56"><text:span text:style-name="T12"/></text:p>
      <text:p text:style-name="P62"><text:span text:style-name="T90">1</text:span>-й год</text:p>
      <text:p text:style-name="P62"/>
      <text:p text:style-name="P53"><text:span text:style-name="T13">А</text:span><text:span text:style-name="T1">год</text:span><text:span text:style-name="T19">=100%/</text:span><text:span text:style-name="T22">7</text:span><text:span text:style-name="T19">=1</text:span><text:span text:style-name="T22">4</text:span><text:span text:style-name="T19">,</text:span><text:span text:style-name="T22">29</text:span><text:span text:style-name="T19">%</text:span></text:p>
      <text:p text:style-name="P56"/>
      <text:p text:style-name="P56"><text:span text:style-name="T58">А</text:span><text:span text:style-name="T12">егод</text:span><text:span text:style-name="T58">= </text:span><text:span text:style-name="T90">6</text:span><text:span text:style-name="T58">00 тыс. руб * 0,1</text:span><text:span text:style-name="T90">429</text:span><text:span text:style-name="T58">=</text:span><text:span text:style-name="T91">85,7</text:span><text:span text:style-name="T58">к</text:span></text:p>
      <text:p text:style-name="P62"/>
      <text:p text:style-name="P62"><text:span text:style-name="T90">2</text:span>-й год</text:p>
      <text:p text:style-name="P62"/>
      <text:p text:style-name="P53"><text:span text:style-name="T13">А</text:span><text:span text:style-name="T1">год</text:span><text:span text:style-name="T19">=100%/6=16,67%</text:span></text:p>
      <text:p text:style-name="P56"/>
      <text:p text:style-name="P57"><text:span text:style-name="T58">А</text:span><text:span text:style-name="T12">егод</text:span><text:span text:style-name="T58">= </text:span><text:span text:style-name="T91">514,3</text:span><text:span text:style-name="T58"> тыс. руб * 0,1667=</text:span><text:span text:style-name="T91">85,7</text:span><text:span text:style-name="T58">к</text:span></text:p>
      <text:p text:style-name="P62"/>
      <text:p text:style-name="P62"><text:span text:style-name="T90">3</text:span>-й год </text:p>
      <text:p text:style-name="P62"/>
      <text:p text:style-name="P53"><text:span text:style-name="T13">А</text:span><text:span text:style-name="T1">год</text:span><text:span text:style-name="T19">=100%/</text:span><text:span text:style-name="T20">5</text:span><text:span text:style-name="T19">=</text:span><text:span text:style-name="T20">20%</text:span></text:p>
      <text:p text:style-name="P56"/>
      <text:p text:style-name="P57"><text:span text:style-name="T58">А</text:span><text:span text:style-name="T12">егод</text:span><text:span text:style-name="T58">= </text:span><text:span text:style-name="T91">428,6</text:span><text:span text:style-name="T58"> тыс. руб * </text:span><text:span text:style-name="T59">0,2</text:span><text:span text:style-name="T58">= </text:span><text:span text:style-name="T91">85,7</text:span><text:span text:style-name="T58">к</text:span></text:p>
      <text:p text:style-name="P62"><text:soft-page-break/></text:p>
      <text:p text:style-name="P62"><text:span text:style-name="T90">4</text:span>-й год</text:p>
      <text:p text:style-name="P62"/>
      <text:p text:style-name="P53"><text:span text:style-name="T13">А</text:span><text:span text:style-name="T1">год</text:span><text:span text:style-name="T19">=100%/</text:span><text:span text:style-name="T20">4</text:span><text:span text:style-name="T19">=</text:span><text:span text:style-name="T21">25%</text:span></text:p>
      <text:p text:style-name="P56"/>
      <text:p text:style-name="P57"><text:span text:style-name="T58">А</text:span><text:span text:style-name="T12">егод</text:span><text:span text:style-name="T58">= </text:span><text:span text:style-name="T91">342,9</text:span><text:span text:style-name="T58"> тыс. руб * 0,</text:span><text:span text:style-name="T60">25</text:span><text:span text:style-name="T58">= </text:span><text:span text:style-name="T91">85,7</text:span><text:span text:style-name="T58">к</text:span></text:p>
      <text:p text:style-name="P62"/>
      <text:p text:style-name="P62"><text:span text:style-name="T90">5</text:span>-й год </text:p>
      <text:p text:style-name="P62"/>
      <text:p text:style-name="P53"><text:span text:style-name="T13">А</text:span><text:span text:style-name="T1">год</text:span><text:span text:style-name="T19">=100%/</text:span><text:span text:style-name="T21">3</text:span><text:span text:style-name="T19">=</text:span><text:span text:style-name="T21">33,33</text:span></text:p>
      <text:p text:style-name="P56"/>
      <text:p text:style-name="P57"><text:span text:style-name="T58">А</text:span><text:span text:style-name="T12">егод</text:span><text:span text:style-name="T58">= </text:span><text:span text:style-name="T91">257,2</text:span><text:span text:style-name="T58"> тыс. руб * 0,</text:span><text:span text:style-name="T60">3333</text:span><text:span text:style-name="T58">= </text:span><text:span text:style-name="T91">85,7</text:span><text:span text:style-name="T58">к</text:span></text:p>
      <text:p text:style-name="P62"/>
      <text:p text:style-name="P62"><text:span text:style-name="T90">6</text:span>-й год </text:p>
      <text:p text:style-name="P62"/>
      <text:p text:style-name="P53"><text:span text:style-name="T13">А</text:span><text:span text:style-name="T1">год</text:span><text:span text:style-name="T19">= 100%/</text:span><text:span text:style-name="T21">2</text:span><text:span text:style-name="T19">=</text:span><text:span text:style-name="T21"> 50%</text:span></text:p>
      <text:p text:style-name="P53"><text:span text:style-name="T21"/></text:p>
      <text:p text:style-name="P57"><text:span text:style-name="T58">А</text:span><text:span text:style-name="T12">егод</text:span><text:span text:style-name="T58">= </text:span><text:span text:style-name="T60">1</text:span><text:span text:style-name="T91">71,4</text:span><text:span text:style-name="T58"> тыс. руб * 0,</text:span><text:span text:style-name="T60">5</text:span><text:span text:style-name="T58">= </text:span><text:span text:style-name="T91">85,7</text:span><text:span text:style-name="T58">к</text:span></text:p>
      <text:p text:style-name="P62"/>
      <text:p text:style-name="P62"><text:span text:style-name="T90">7</text:span>-й год </text:p>
      <text:p text:style-name="P62"/>
      <text:p text:style-name="P53"><text:span text:style-name="T13">А</text:span><text:span text:style-name="T1">год</text:span><text:span text:style-name="T19">=100%/</text:span><text:span text:style-name="T20">1</text:span><text:span text:style-name="T19">=</text:span><text:span text:style-name="T20">100%</text:span></text:p>
      <text:p text:style-name="P56"/>
      <text:p text:style-name="P57"><text:span text:style-name="T58">А</text:span><text:span text:style-name="T12">егод</text:span><text:span text:style-name="T58">= </text:span><text:span text:style-name="T91">85,7</text:span><text:span text:style-name="T58"> тыс. руб * </text:span><text:span text:style-name="T60">1 </text:span><text:span text:style-name="T58">= </text:span><text:span text:style-name="T91">85,7</text:span><text:span text:style-name="T58">к</text:span></text:p>
      <text:p text:style-name="P56"/>
      <text:p text:style-name="P62"><text:s/></text:p>
      <text:p text:style-name="P56"/>
      <text:p text:style-name="P75">кумулятивного способа</text:p>
      <text:p text:style-name="P97"><text:span text:style-name="T24"/></text:p>
      <text:p text:style-name="P97"><text:span text:style-name="T24">Агод = Сп×Кчл</text:span></text:p>
      <text:p text:style-name="P76"><text:span text:style-name="T62"><text:line-break/></text:span> <text:span text:style-name="T63">Кчл <text:s/>= </text:span><text:span text:style-name="T64">t</text:span><text:span text:style-name="T63"> /Ʃ</text:span><text:span text:style-name="T64">i</text:span></text:p>
      <text:p text:style-name="P76"><text:span text:style-name="T64"/></text:p>
      <text:p text:style-name="P66"><text:span text:style-name="T87">1</text:span><text:span text:style-name="T65">-й год</text:span></text:p>
      <text:p text:style-name="P66"/>
      <text:p text:style-name="P75"><text:span text:style-name="T64">Амортизационные отчисления</text:span></text:p>
      <text:p text:style-name="P76"><text:span text:style-name="T64"/></text:p>
      <text:p text:style-name="P75"><text:span text:style-name="T64"><draw:frame draw:style-name="fr1" draw:name="Объект45" text:anchor-type="as-char" svg:y="-0.619cm" svg:width="6.371cm" svg:height="1.037cm" draw:z-index="44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/text:p>
      <text:p text:style-name="P76"><text:span text:style-name="T64"/></text:p>
      <text:p text:style-name="P75"><text:span text:style-name="T64">Остаточная стоимость</text:span></text:p>
      <text:p text:style-name="P75"><text:span text:style-name="T64"/></text:p>
      <text:p text:style-name="P93"><text:span text:style-name="T51">(</text:span><text:span text:style-name="T54">6</text:span><text:span text:style-name="T51">00 – </text:span><text:span text:style-name="T54">150</text:span><text:span text:style-name="T51">)</text:span><text:span text:style-name="T57">тыс. Руб </text:span><text:span text:style-name="T51">= </text:span><text:span text:style-name="T54">450</text:span><text:span text:style-name="T51"> </text:span><text:span text:style-name="T69">т</text:span><text:span text:style-name="T66">ыс. руб </text:span></text:p>
      <text:p text:style-name="P62"><text:span text:style-name="T73"/></text:p>
      <text:p text:style-name="P65"><text:span text:style-name="T87">2</text:span><text:span text:style-name="T65">-й год </text:span></text:p>
      <text:p text:style-name="P41"><text:span text:style-name="T67"/></text:p>
      <text:p text:style-name="P41"><text:span text:style-name="T66">Амортизационные отчисления</text:span></text:p>
      <text:p text:style-name="P93"><text:span text:style-name="T66"/></text:p>
      <text:p text:style-name="P93"><text:soft-page-break/><text:span text:style-name="T66"><draw:frame draw:style-name="fr1" draw:name="Объект46" text:anchor-type="as-char" svg:y="-0.619cm" svg:width="6.69cm" svg:height="1.037cm" draw:z-index="45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/text:p>
      <text:p text:style-name="P93"><text:span text:style-name="T66"/></text:p>
      <text:p text:style-name="P75"><text:span text:style-name="T64"/></text:p>
      <text:p text:style-name="P75"><text:span text:style-name="T64">Остаточная стоимость</text:span></text:p>
      <text:p text:style-name="P75"><text:span text:style-name="T64"/></text:p>
      <text:p text:style-name="P93"><text:span text:style-name="T51">(</text:span><text:span text:style-name="T55">450</text:span><text:span text:style-name="T51"> – </text:span><text:span text:style-name="T55">128,6</text:span><text:span text:style-name="T51">)</text:span><text:span text:style-name="T57">тыс. Руб </text:span><text:span text:style-name="T51">= </text:span><text:span text:style-name="T55">321,4 </text:span><text:span text:style-name="T69">т</text:span><text:span text:style-name="T66">ыс. руб </text:span></text:p>
      <text:p text:style-name="P93"><text:span text:style-name="T66"/></text:p>
      <text:p text:style-name="P65"><text:span text:style-name="T87">3</text:span><text:span text:style-name="T65">-й год </text:span></text:p>
      <text:p text:style-name="P93"><text:span text:style-name="T66"/></text:p>
      <text:p text:style-name="P93"><text:span text:style-name="T68">Амортизационные отчисления</text:span></text:p>
      <text:p text:style-name="P93"><text:span text:style-name="T66"/></text:p>
      <text:p text:style-name="P93"><text:span text:style-name="T66"><draw:frame draw:style-name="fr1" draw:name="Объект47" text:anchor-type="as-char" svg:y="-0.619cm" svg:width="6.682cm" svg:height="1.037cm" draw:z-index="46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/text:p>
      <text:p text:style-name="P79"><text:span text:style-name="T75"/></text:p>
      <text:p text:style-name="P75"><text:span text:style-name="T64"/></text:p>
      <text:p text:style-name="P75"><text:span text:style-name="T64">Остаточная стоимость</text:span></text:p>
      <text:p text:style-name="P75"><text:span text:style-name="T64"/></text:p>
      <text:p text:style-name="P93"><text:span text:style-name="T51">(</text:span><text:span text:style-name="T55">321,4</text:span><text:span text:style-name="T51"> – </text:span><text:span text:style-name="T55">10</text:span><text:span text:style-name="T52">7,1</text:span><text:span text:style-name="T51">)</text:span><text:span text:style-name="T57">тыс. Руб </text:span><text:span text:style-name="T51">= </text:span><text:span text:style-name="T55">214,3</text:span><text:span text:style-name="T51"> </text:span><text:span text:style-name="T69">т</text:span><text:span text:style-name="T66">ыс. руб </text:span></text:p>
      <text:p text:style-name="P93"><text:span text:style-name="T66"/></text:p>
      <text:p text:style-name="P65"><text:span text:style-name="T87">4</text:span><text:span text:style-name="T65">-й год </text:span></text:p>
      <text:p text:style-name="P93"><text:span text:style-name="T66"/></text:p>
      <text:p text:style-name="P41"><text:span text:style-name="T66">Амортизационные отчисления</text:span></text:p>
      <text:p text:style-name="P93"><text:span text:style-name="T66"/></text:p>
      <text:p text:style-name="P93"><text:span text:style-name="T66"><draw:frame draw:style-name="fr1" draw:name="Объект48" text:anchor-type="as-char" svg:y="-0.619cm" svg:width="6.486cm" svg:height="1.037cm" draw:z-index="47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/text:p>
      <text:p text:style-name="P79"><text:span text:style-name="T75"/></text:p>
      <text:p text:style-name="P75"><text:span text:style-name="T64"/></text:p>
      <text:p text:style-name="P75"><text:span text:style-name="T64">Остаточная стоимость</text:span></text:p>
      <text:p text:style-name="P75"><text:span text:style-name="T64"/></text:p>
      <text:p text:style-name="P93"><text:span text:style-name="T51">( </text:span><text:span text:style-name="T56">214,3</text:span><text:span text:style-name="T51"> – </text:span><text:span text:style-name="T56">85,7</text:span><text:span text:style-name="T51">)</text:span><text:span text:style-name="T57">тыс. Руб </text:span><text:span text:style-name="T51">= </text:span><text:span text:style-name="T56">128,6</text:span><text:span text:style-name="T51"> </text:span><text:span text:style-name="T69">т</text:span><text:span text:style-name="T66">ыс. руб </text:span></text:p>
      <text:p text:style-name="P93"><text:span text:style-name="T66"/></text:p>
      <text:p text:style-name="P65"><text:span text:style-name="T87">5</text:span><text:span text:style-name="T65">-й год </text:span></text:p>
      <text:p text:style-name="P93"><text:span text:style-name="T66"/></text:p>
      <text:p text:style-name="P41"><text:span text:style-name="T66">Амортизационные отчисления</text:span></text:p>
      <text:p text:style-name="P93"><text:span text:style-name="T66"/></text:p>
      <text:p text:style-name="P93"><text:span text:style-name="T66"><draw:frame draw:style-name="fr1" draw:name="Объект49" text:anchor-type="as-char" svg:y="-0.619cm" svg:width="6.479cm" svg:height="1.037cm" draw:z-index="48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/text:p>
      <text:p text:style-name="P79"><text:span text:style-name="T75"/></text:p>
      <text:p text:style-name="P75"><text:span text:style-name="T64"/></text:p>
      <text:p text:style-name="P75"><text:span text:style-name="T64">Остаточная стоимость</text:span></text:p>
      <text:p text:style-name="P75"><text:span text:style-name="T64"/></text:p>
      <text:p text:style-name="P93"><text:span text:style-name="T51">(</text:span><text:span text:style-name="T56">128,6</text:span><text:span text:style-name="T51"> –</text:span><text:span text:style-name="T53"> </text:span><text:span text:style-name="T56">64,3</text:span><text:span text:style-name="T51">)</text:span><text:span text:style-name="T57">тыс. Руб </text:span><text:span text:style-name="T51">= </text:span><text:span text:style-name="T56">64,3</text:span><text:span text:style-name="T51"> </text:span><text:span text:style-name="T69">т</text:span><text:span text:style-name="T66">ыс. руб </text:span></text:p>
      <text:p text:style-name="P93"><text:span text:style-name="T66"/></text:p>
      <text:p text:style-name="P65"><text:span text:style-name="T87">6</text:span><text:span text:style-name="T65">-й год </text:span></text:p>
      <text:p text:style-name="P93"><text:span text:style-name="T66"/></text:p>
      <text:p text:style-name="P41"><text:soft-page-break/><text:span text:style-name="T66">Амортизационные отчисления</text:span></text:p>
      <text:p text:style-name="P41"><text:span text:style-name="T66"/></text:p>
      <text:p text:style-name="P93"><text:span text:style-name="T66"><draw:frame draw:style-name="fr1" draw:name="Объект50" text:anchor-type="as-char" svg:y="-0.619cm" svg:width="6.488cm" svg:height="1.037cm" draw:z-index="49"><draw:object xlink:href="./Object 50" xlink:type="simple" xlink:show="embed" xlink:actuate="onLoad"/><draw:image xlink:href="./ObjectReplacements/Object 50" xlink:type="simple" xlink:show="embed" xlink:actuate="onLoad"/><svg:desc>формула</svg:desc></draw:frame></text:span></text:p>
      <text:p text:style-name="P75"><text:span text:style-name="T64"/></text:p>
      <text:p text:style-name="P75"><text:span text:style-name="T64">Остаточная стоимость</text:span></text:p>
      <text:p text:style-name="P84"/>
      <text:p text:style-name="P93"><text:span text:style-name="T51">(</text:span><text:span text:style-name="T56">64,3-42,9</text:span><text:span text:style-name="T51">)</text:span><text:span text:style-name="T57">тыс. Руб </text:span><text:span text:style-name="T51">= </text:span><text:span text:style-name="T56">21,4 </text:span><text:span text:style-name="T69">т</text:span><text:span text:style-name="T66">ыс. руб </text:span></text:p>
      <text:p text:style-name="P79"><text:span text:style-name="T75"/></text:p>
      <text:p text:style-name="P65"><text:span text:style-name="T85">7</text:span><text:span text:style-name="T81">-й год </text:span></text:p>
      <text:p text:style-name="P65"><text:span text:style-name="T81"/></text:p>
      <text:p text:style-name="P42"><text:span text:style-name="T66">Амортизационные отчисления</text:span></text:p>
      <text:p text:style-name="P42"><text:span text:style-name="T66"/></text:p>
      <text:p text:style-name="P94"><text:span text:style-name="T66"><draw:frame draw:style-name="fr1" draw:name="Объект51" text:anchor-type="as-char" svg:y="-0.619cm" svg:width="6.488cm" svg:height="1.037cm" draw:z-index="50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</text:p>
      <text:p text:style-name="P77"><text:span text:style-name="T64"/></text:p>
      <text:p text:style-name="P77"><text:span text:style-name="T64">Остаточная стоимость</text:span></text:p>
      <text:p text:style-name="P85"/>
      <text:p text:style-name="P67"><text:span text:style-name="T34">(</text:span><text:span text:style-name="T37">21,4-21,4</text:span><text:span text:style-name="T34">)</text:span><text:span text:style-name="T71">тыс. Руб </text:span><text:span text:style-name="T34">= </text:span><text:span text:style-name="T36">0</text:span><text:span text:style-name="T70">тыс. руб </text:span></text:p>
      <text:p text:style-name="P67"><text:span text:style-name="T70"/></text:p>
      <text:p text:style-name="P67"/>
      <text:p text:style-name="P79"><text:span text:style-name="T64">Выводы:</text:span></text:p>
      <text:p text:style-name="P79"><text:span text:style-name="T64"/></text:p>
      <text:p text:style-name="P79"><text:span text:style-name="T64">В линейном методе годовая амортизация остается постоянной на протяжении всего срока использования, и она равномерно распределена.</text:span></text:p>
      <text:p text:style-name="P79"><text:span text:style-name="T64"/></text:p>
      <text:p text:style-name="P79"><text:span text:style-name="T64">В кумулятивном методе годовая кумулятивная амортизация увеличивается с каждым годом, так как она накапливается. Этот метод позволяет легко отслеживать накопленную стоимость.</text:span></text:p>
      <text:p text:style-name="P79"><text:span text:style-name="T64"/></text:p>
      <text:p text:style-name="P79"><text:span text:style-name="T64">Выбор метода зависит от ваших бухгалтерских и управленческих потребностей. Каждый метод имеет свои преимущества и ограничения, и он может быть выбран в зависимости от того, как вы хотите учитывать амортизацию в бухгалтерии и анализе финансовой отчетност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0:02:22.449081866</meta:creation-date>
    <dc:date>2023-10-22T18:41:14.669076297</dc:date>
    <meta:editing-duration>PT39M23S</meta:editing-duration>
    <meta:editing-cycles>7</meta:editing-cycles>
    <meta:generator>LibreOffice/7.3.7.2$Linux_X86_64 LibreOffice_project/30$Build-2</meta:generator>
    <meta:document-statistic meta:table-count="0" meta:image-count="0" meta:object-count="51" meta:page-count="11" meta:paragraph-count="216" meta:word-count="760" meta:character-count="5047" meta:non-whitespace-character-count="4406"/>
  </office:meta>
</office:document-meta>
</file>

<file path=Object 1/content.xml><?xml version="1.0" encoding="utf-8"?>
<math xmlns="http://www.w3.org/1998/Math/MathML" display="block">
  <semantics>
    <mrow>
      <mi>С</mi>
      <mrow>
        <mi mathvariant="italic">перв</mi>
        <mo stretchy="false">=</mo>
        <mi>С</mi>
      </mrow>
      <mrow>
        <mi mathvariant="italic">пр</mi>
        <mo stretchy="false">+</mo>
        <mi>С</mi>
      </mrow>
      <mrow>
        <mi mathvariant="italic">тр</mi>
        <mo stretchy="false">+</mo>
        <mi>С</mi>
      </mrow>
      <mi>м</mi>
    </mrow>
    <annotation encoding="StarMath 5.0">С перв  = С пр    + С тр    + С м</annotation>
  </semantics>
</math>
</file>

<file path=Object 10/content.xml><?xml version="1.0" encoding="utf-8"?>
<math xmlns="http://www.w3.org/1998/Math/MathML" display="block">
  <semantics>
    <mfrac>
      <mrow>
        <mn>100000000</mn>
        <mi mathvariant="italic">руб</mi>
      </mrow>
      <mrow>
        <mn>53333333</mn>
        <mi mathvariant="italic">руб</mi>
      </mrow>
    </mfrac>
    <annotation encoding="StarMath 5.0">{100000000 руб} over {53333333 руб} </annotation>
  </semantics>
</math>
</file>

<file path=Object 11/content.xml><?xml version="1.0" encoding="utf-8"?>
<math xmlns="http://www.w3.org/1998/Math/MathML" display="block">
  <semantics>
    <mfrac>
      <mrow>
        <mn>53333333</mn>
        <mi mathvariant="italic">руб</mi>
      </mrow>
      <mrow>
        <mn>100000000</mn>
        <mi mathvariant="italic">руб</mi>
      </mrow>
    </mfrac>
    <annotation encoding="StarMath 5.0">{53333333 руб} over {100000000 руб} </annotation>
  </semantics>
</math>
</file>

<file path=Object 12/content.xml><?xml version="1.0" encoding="utf-8"?>
<math xmlns="http://www.w3.org/1998/Math/MathML" display="block">
  <semantics>
    <mfrac>
      <mrow>
        <mn>53333333</mn>
        <mi mathvariant="italic">руб</mi>
      </mrow>
      <mrow>
        <mn>160</mn>
        <mi mathvariant="italic">чел</mi>
      </mrow>
    </mfrac>
    <annotation encoding="StarMath 5.0">{53333333 руб} over {160 чел} </annotation>
  </semantics>
</math>
</file>

<file path=Object 13/content.xml><?xml version="1.0" encoding="utf-8"?>
<math xmlns="http://www.w3.org/1998/Math/MathML" display="block">
  <semantics>
    <mrow>
      <msub>
        <mi>К</mi>
        <mi mathvariant="italic">см</mi>
      </msub>
      <mo stretchy="false">=</mo>
      <mfrac>
        <mrow>
          <mo fence="true" form="prefix" stretchy="false">(</mo>
          <mrow>
            <mrow>
              <mi>М</mi>
              <mrow>
                <mn>1</mn>
                <mo stretchy="false">+</mo>
                <mi>М</mi>
              </mrow>
              <mrow>
                <mn>2</mn>
                <mo stretchy="false">+</mo>
                <mi>М</mi>
              </mrow>
              <mn>3</mn>
            </mrow>
          </mrow>
          <mo fence="true" form="postfix" stretchy="false">)</mo>
        </mrow>
        <mi>M</mi>
      </mfrac>
    </mrow>
    <annotation encoding="StarMath 5.0">{К} rsub {см} = {(М1 + М2 + М3) } over {M}</annotation>
  </semantics>
</math>
</file>

<file path=Object 14/content.xml><?xml version="1.0" encoding="utf-8"?>
<math xmlns="http://www.w3.org/1998/Math/MathML" display="block">
  <semantics>
    <mfrac>
      <mrow>
        <mn>20</mn>
        <mo stretchy="false">+</mo>
        <mn>8</mn>
      </mrow>
      <mn>20</mn>
    </mfrac>
    <annotation encoding="StarMath 5.0">{20  + 8 } over {20} </annotation>
  </semantics>
</math>
</file>

<file path=Object 15/content.xml><?xml version="1.0" encoding="utf-8"?>
<math xmlns="http://www.w3.org/1998/Math/MathML" display="block">
  <semantics>
    <mrow>
      <msub>
        <mi>К</mi>
        <mi mathvariant="italic">инт</mi>
      </msub>
      <mo stretchy="false">=</mo>
      <mfrac>
        <msub>
          <mi>П</mi>
          <mi>ф</mi>
        </msub>
        <msub>
          <mi>П</mi>
          <mi mathvariant="italic">пр</mi>
        </msub>
      </mfrac>
    </mrow>
    <annotation encoding="StarMath 5.0">{К} rsub {инт } =  {{П} rsub {ф}} over {{П} rsub {пр}}</annotation>
  </semantics>
</math>
</file>

<file path=Object 16/content.xml><?xml version="1.0" encoding="utf-8"?>
<math xmlns="http://www.w3.org/1998/Math/MathML" display="block">
  <semantics>
    <mrow>
      <msub>
        <mi>К</mi>
        <mi mathvariant="italic">экс</mi>
      </msub>
      <mo stretchy="false">=</mo>
      <mfrac>
        <msub>
          <mi>Т</mi>
          <mi>ф</mi>
        </msub>
        <msub>
          <mi>Т</mi>
          <mi mathvariant="italic">пл</mi>
        </msub>
      </mfrac>
    </mrow>
    <annotation encoding="StarMath 5.0">{К } rsub {экс}  =  {{Т} rsub {ф}} over {{Т} rsub {пл}}</annotation>
  </semantics>
</math>
</file>

<file path=Object 17/content.xml><?xml version="1.0" encoding="utf-8"?>
<math xmlns="http://www.w3.org/1998/Math/MathML" display="block">
  <semantics>
    <mrow>
      <mi>К</mi>
      <mrow>
        <mi mathvariant="italic">интегр</mi>
        <mo stretchy="false">=</mo>
        <mi>К</mi>
      </mrow>
      <mi mathvariant="italic">экс</mi>
      <mi>×</mi>
      <mi>К</mi>
      <mi mathvariant="italic">инт</mi>
    </mrow>
    <annotation encoding="StarMath 5.0">К интегр = К экс × К инт</annotation>
  </semantics>
</math>
</file>

<file path=Object 18/content.xml><?xml version="1.0" encoding="utf-8"?>
<math xmlns="http://www.w3.org/1998/Math/MathML" display="block">
  <semantics>
    <mrow>
      <msub>
        <mi>К</mi>
        <mi mathvariant="italic">инт</mi>
      </msub>
      <mo stretchy="false">=</mo>
      <mfrac>
        <msub>
          <mrow>
            <mn>120000</mn>
            <mi mathvariant="italic">тыс</mi>
            <mi mathvariant="italic">изд</mi>
          </mrow>
          <mrow/>
        </msub>
        <msub>
          <mrow>
            <mn>140000</mn>
            <mi mathvariant="italic">тыс</mi>
            <mi mathvariant="italic">изд</mi>
          </mrow>
          <mrow/>
        </msub>
      </mfrac>
      <mo stretchy="false">=</mo>
      <mn>0,86</mn>
    </mrow>
    <annotation encoding="StarMath 5.0">{К} rsub {инт } =  {{120000 тыс изд} rsub {}} over {{140000 тыс изд} rsub {}}=0,86
</annotation>
  </semantics>
</math>
</file>

<file path=Object 19/content.xml><?xml version="1.0" encoding="utf-8"?>
<math xmlns="http://www.w3.org/1998/Math/MathML" display="block">
  <semantics>
    <mrow>
      <msub>
        <mi>К</mi>
        <mi mathvariant="italic">экс</mi>
      </msub>
      <mo stretchy="false">=</mo>
      <mfrac>
        <msub>
          <mrow>
            <mn>2600</mn>
            <mi>ч</mi>
          </mrow>
          <mrow/>
        </msub>
        <msub>
          <mrow>
            <mn>4000</mn>
            <mi>ч</mi>
          </mrow>
          <mrow/>
        </msub>
      </mfrac>
      <mo stretchy="false">=</mo>
      <mn>0,65</mn>
    </mrow>
    <annotation encoding="StarMath 5.0">{К } rsub {экс}  =  {{2600 ч} rsub {}} over {{4000 ч} rsub {}}=0,65 

</annotation>
  </semantics>
</math>
</file>

<file path=Object 2/content.xml><?xml version="1.0" encoding="utf-8"?>
<math xmlns="http://www.w3.org/1998/Math/MathML" display="block">
  <semantics>
    <mrow>
      <mrow>
        <msub>
          <mi>С</mi>
          <mi mathvariant="italic">ост</mi>
        </msub>
        <mo stretchy="false">=</mo>
        <msub>
          <mi>С</mi>
          <mi>п</mi>
        </msub>
      </mrow>
      <mrow>
        <mo fence="true" form="prefix" stretchy="false">(</mo>
        <mrow>
          <mi>в</mi>
        </mrow>
        <mo fence="true" form="postfix" stretchy="false">)</mo>
      </mrow>
      <mi>–</mi>
      <mrow>
        <msub>
          <mi>С</mi>
          <mi>и</mi>
        </msub>
        <mo stretchy="false">=</mo>
        <msub>
          <mi>С</mi>
          <mi>п</mi>
        </msub>
      </mrow>
      <mrow>
        <mo fence="true" form="prefix" stretchy="false">(</mo>
        <mrow>
          <mi>в</mi>
        </mrow>
        <mo fence="true" form="postfix" stretchy="false">)</mo>
      </mrow>
      <mi>–</mi>
      <mfrac>
        <mrow>
          <mo fence="true" form="prefix" stretchy="false">(</mo>
          <mrow>
            <mrow>
              <mi mathvariant="italic">На</mi>
              <mi>×</mi>
              <mi mathvariant="italic">Сп</mi>
              <mrow>
                <mo fence="true" form="prefix" stretchy="false">(</mo>
                <mrow>
                  <mi>в</mi>
                </mrow>
                <mo fence="true" form="postfix" stretchy="false">)</mo>
              </mrow>
              <mi>×</mi>
              <mi mathvariant="italic">Тф</mi>
            </mrow>
          </mrow>
          <mo fence="true" form="postfix" stretchy="false">)</mo>
        </mrow>
        <mn>100</mn>
      </mfrac>
    </mrow>
    <annotation encoding="StarMath 5.0">{С} rsub {ост}  =  {С} rsub {п} (в)  –  {С} rsub {и} = {С} rsub {п} (в)  –  {(На×Сп(в)×Тф)} over {100}</annotation>
  </semantics>
</math>
</file>

<file path=Object 20/content.xml><?xml version="1.0" encoding="utf-8"?>
<math xmlns="http://www.w3.org/1998/Math/MathML" display="block">
  <semantics>
    <mrow>
      <mi>К</mi>
      <mrow>
        <mi mathvariant="italic">интегр</mi>
        <mo stretchy="false">=</mo>
        <mrow>
          <mn>0,86</mn>
          <mo stretchy="false">∗</mo>
          <mn>0,65</mn>
        </mrow>
        <mo stretchy="false">=</mo>
        <mn>0,56</mn>
      </mrow>
    </mrow>
    <annotation encoding="StarMath 5.0">К интегр = 0,86*0,65=0,56
</annotation>
  </semantics>
</math>
</file>

<file path=Object 21/content.xml><?xml version="1.0" encoding="utf-8"?>
<math xmlns="http://www.w3.org/1998/Math/MathML" display="block">
  <semantics>
    <mfrac>
      <mrow>
        <mn>2190</mn>
        <mi mathvariant="italic">тыс</mi>
        <mi mathvariant="italic">руб</mi>
      </mrow>
      <mrow>
        <mn>250</mn>
        <mi mathvariant="italic">чел</mi>
      </mrow>
    </mfrac>
    <annotation encoding="StarMath 5.0">{2190 тыс руб} over {250 чел} </annotation>
  </semantics>
</math>
</file>

<file path=Object 22/content.xml><?xml version="1.0" encoding="utf-8"?>
<math xmlns="http://www.w3.org/1998/Math/MathML" display="block">
  <semantics>
    <mfrac>
      <mrow>
        <mi>П</mi>
        <mi>х</mi>
        <mi>М</mi>
        <mn>1</mn>
      </mrow>
      <mn>12</mn>
    </mfrac>
    <annotation encoding="StarMath 5.0">{П   х М 1} over {12}</annotation>
  </semantics>
</math>
</file>

<file path=Object 23/content.xml><?xml version="1.0" encoding="utf-8"?>
<math xmlns="http://www.w3.org/1998/Math/MathML" display="block">
  <semantics>
    <mfrac>
      <mrow>
        <mi>В</mi>
        <mi>х</mi>
        <mi>М</mi>
        <mn>2</mn>
      </mrow>
      <mn>12</mn>
    </mfrac>
    <annotation encoding="StarMath 5.0">{В х М 2} over {12}</annotation>
  </semantics>
</math>
</file>

<file path=Object 24/content.xml><?xml version="1.0" encoding="utf-8"?>
<math xmlns="http://www.w3.org/1998/Math/MathML" display="block">
  <semantics>
    <mrow>
      <mfrac>
        <mrow>
          <mrow>
            <mn>10</mn>
            <mo stretchy="false">∗</mo>
            <mn>360</mn>
          </mrow>
          <mi mathvariant="italic">тыс</mi>
          <mi mathvariant="italic">руб</mi>
        </mrow>
        <mn>12</mn>
      </mfrac>
      <mo stretchy="false">−</mo>
      <mfrac>
        <mrow>
          <mrow>
            <mn>5</mn>
            <mo stretchy="false">∗</mo>
            <mn>24</mn>
          </mrow>
          <mi mathvariant="italic">тыс</mi>
          <mi mathvariant="italic">руб</mi>
        </mrow>
        <mn>12</mn>
      </mfrac>
    </mrow>
    <annotation encoding="StarMath 5.0">{10*360
 тыс руб} over {12} - frac {5*24 тыс руб} {12}  </annotation>
  </semantics>
</math>
</file>

<file path=Object 25/content.xml><?xml version="1.0" encoding="utf-8"?>
<math xmlns="http://www.w3.org/1998/Math/MathML" display="block">
  <semantics>
    <mrow>
      <mi mathvariant="italic">ФО</mi>
      <mo stretchy="false">=</mo>
      <mfrac>
        <mi>П</mi>
        <mi mathvariant="italic">ОПФ</mi>
      </mfrac>
    </mrow>
    <annotation encoding="StarMath 5.0">ФО =  {П } over {ОПФ}</annotation>
  </semantics>
</math>
</file>

<file path=Object 26/content.xml><?xml version="1.0" encoding="utf-8"?>
<math xmlns="http://www.w3.org/1998/Math/MathML" display="block">
  <semantics>
    <mfrac>
      <mrow>
        <mn>1400</mn>
        <mi mathvariant="italic">тыс</mi>
        <mi mathvariant="italic">руб</mi>
      </mrow>
      <mrow>
        <mn>2190</mn>
        <mi mathvariant="italic">тыс</mi>
        <mi mathvariant="italic">руб</mi>
      </mrow>
    </mfrac>
    <annotation encoding="StarMath 5.0">{1400 тыс руб} over {2190
 тыс руб} </annotation>
  </semantics>
</math>
</file>

<file path=Object 27/content.xml><?xml version="1.0" encoding="utf-8"?>
<math xmlns="http://www.w3.org/1998/Math/MathML" display="block">
  <semantics>
    <mrow>
      <mi mathvariant="italic">ФЕ</mi>
      <mo stretchy="false">=</mo>
      <mfrac>
        <mn>1</mn>
        <mi mathvariant="italic">ФО</mi>
      </mfrac>
      <mo stretchy="false">=</mo>
      <mfrac>
        <mi mathvariant="italic">ОПФ</mi>
        <mi>П</mi>
      </mfrac>
    </mrow>
    <annotation encoding="StarMath 5.0">ФЕ =  {1} over {ФО} =  {ОПФ} over {П}</annotation>
  </semantics>
</math>
</file>

<file path=Object 28/content.xml><?xml version="1.0" encoding="utf-8"?>
<math xmlns="http://www.w3.org/1998/Math/MathML" display="block">
  <semantics>
    <mfrac>
      <mrow>
        <mn>2190</mn>
        <mi mathvariant="italic">тыс</mi>
        <mi mathvariant="italic">руб</mi>
      </mrow>
      <mrow>
        <mn>1400</mn>
        <mi mathvariant="italic">тыс</mi>
        <mi mathvariant="italic">руб</mi>
      </mrow>
    </mfrac>
    <annotation encoding="StarMath 5.0">{2190 тыс руб} over {1400 тыс руб} </annotation>
  </semantics>
</math>
</file>

<file path=Object 29/content.xml><?xml version="1.0" encoding="utf-8"?>
<math xmlns="http://www.w3.org/1998/Math/MathML" display="block">
  <semantics>
    <mrow>
      <mi mathvariant="italic">ФВ</mi>
      <mo stretchy="false">=</mo>
      <mfrac>
        <mi mathvariant="italic">ОПФ</mi>
        <mi>Ч</mi>
      </mfrac>
    </mrow>
    <annotation encoding="StarMath 5.0">ФВ =  {ОПФ} over {Ч}</annotation>
  </semantics>
</math>
</file>

<file path=Object 3/content.xml><?xml version="1.0" encoding="utf-8"?>
<math xmlns="http://www.w3.org/1998/Math/MathML" display="block">
  <semantics>
    <mfrac>
      <mrow>
        <mrow>
          <mn>20</mn>
          <mo stretchy="false">∗</mo>
          <mn>0,5</mn>
          <mo stretchy="false">∗</mo>
          <mn>520000</mn>
        </mrow>
        <mi mathvariant="italic">руб</mi>
      </mrow>
      <mn>100</mn>
    </mfrac>
    <annotation encoding="StarMath 5.0">{20*0,5*520000 руб} over {100} </annotation>
  </semantics>
</math>
</file>

<file path=Object 30/content.xml><?xml version="1.0" encoding="utf-8"?>
<math xmlns="http://www.w3.org/1998/Math/MathML" display="block"/>
</file>

<file path=Object 31/content.xml><?xml version="1.0" encoding="utf-8"?>
<math xmlns="http://www.w3.org/1998/Math/MathML" display="block">
  <semantics>
    <mfrac>
      <mrow>
        <mo fence="true" form="prefix" stretchy="false">(</mo>
        <mrow>
          <mrow>
            <mi>С</mi>
            <mi mathvariant="italic">ост</mi>
            <mi>×</mi>
            <mi>Н</mi>
            <mi>а</mi>
          </mrow>
        </mrow>
        <mo fence="true" form="postfix" stretchy="false">)</mo>
      </mrow>
      <mrow>
        <mn>100</mn>
        <mtext>%</mtext>
      </mrow>
    </mfrac>
    <annotation encoding="StarMath 5.0">   {(С ост  ×Н  а)} over {100%}</annotation>
  </semantics>
</math>
</file>

<file path=Object 32/content.xml><?xml version="1.0" encoding="utf-8"?>
<math xmlns="http://www.w3.org/1998/Math/MathML" display="block">
  <semantics>
    <mrow>
      <mrow>
        <mfrac>
          <mrow>
            <mn>300</mn>
            <mi>×</mi>
            <mn>6</mn>
            <mi mathvariant="italic">тыс</mi>
            <mn>.</mn>
            <mi mathvariant="italic">руб</mi>
          </mrow>
          <mrow>
            <mo fence="true" form="prefix" stretchy="false">(</mo>
            <mrow>
              <mrow>
                <mn>1</mn>
                <mo stretchy="false">+</mo>
                <mn>2</mn>
                <mo stretchy="false">+</mo>
                <mn>3</mn>
                <mo stretchy="false">+</mo>
                <mn>4</mn>
                <mo stretchy="false">+</mo>
                <mn>5</mn>
                <mo stretchy="false">+</mo>
                <mn>6</mn>
              </mrow>
            </mrow>
            <mo fence="true" form="postfix" stretchy="false">)</mo>
          </mrow>
        </mfrac>
        <mo stretchy="false">=</mo>
        <mn>85,7</mn>
      </mrow>
      <mi mathvariant="italic">тыс</mi>
      <mn>.</mn>
      <mi mathvariant="italic">руб</mi>
    </mrow>
    <annotation encoding="StarMath 5.0">{300×6 тыс. руб} over {(1+2+3+4+5+6)}= 85,7 тыс. руб </annotation>
  </semantics>
</math>
</file>

<file path=Object 33/content.xml><?xml version="1.0" encoding="utf-8"?>
<math xmlns="http://www.w3.org/1998/Math/MathML" display="block">
  <semantics>
    <mrow>
      <mrow>
        <mfrac>
          <mrow>
            <mn>300</mn>
            <mi>×</mi>
            <mn>5</mn>
            <mi mathvariant="italic">тыс</mi>
            <mn>.</mn>
            <mi mathvariant="italic">руб</mi>
          </mrow>
          <mrow>
            <mo fence="true" form="prefix" stretchy="false">(</mo>
            <mrow>
              <mrow>
                <mn>1</mn>
                <mo stretchy="false">+</mo>
                <mn>2</mn>
                <mo stretchy="false">+</mo>
                <mn>3</mn>
                <mo stretchy="false">+</mo>
                <mn>4</mn>
                <mo stretchy="false">+</mo>
                <mn>5</mn>
                <mo stretchy="false">+</mo>
                <mn>6</mn>
              </mrow>
            </mrow>
            <mo fence="true" form="postfix" stretchy="false">)</mo>
          </mrow>
        </mfrac>
        <mo stretchy="false">=</mo>
        <mn>71,4</mn>
      </mrow>
      <mi mathvariant="italic">тыс</mi>
      <mn>.</mn>
      <mi mathvariant="italic">руб</mi>
    </mrow>
    <annotation encoding="StarMath 5.0">{300×5 тыс. руб} over {(1+2+3+4+5+6)}= 71,4 тыс. руб </annotation>
  </semantics>
</math>
</file>

<file path=Object 34/content.xml><?xml version="1.0" encoding="utf-8"?>
<math xmlns="http://www.w3.org/1998/Math/MathML" display="block">
  <semantics>
    <mrow>
      <mrow>
        <mfrac>
          <mrow>
            <mn>300</mn>
            <mi>×</mi>
            <mn>4</mn>
            <mi mathvariant="italic">тыс</mi>
            <mn>.</mn>
            <mi mathvariant="italic">руб</mi>
          </mrow>
          <mrow>
            <mo fence="true" form="prefix" stretchy="false">(</mo>
            <mrow>
              <mrow>
                <mn>1</mn>
                <mo stretchy="false">+</mo>
                <mn>2</mn>
                <mo stretchy="false">+</mo>
                <mn>3</mn>
                <mo stretchy="false">+</mo>
                <mn>4</mn>
                <mo stretchy="false">+</mo>
                <mn>5</mn>
                <mo stretchy="false">+</mo>
                <mn>6</mn>
              </mrow>
            </mrow>
            <mo fence="true" form="postfix" stretchy="false">)</mo>
          </mrow>
        </mfrac>
        <mo stretchy="false">=</mo>
        <mn>57,1</mn>
      </mrow>
      <mi mathvariant="italic">тыс</mi>
      <mn>.</mn>
      <mi mathvariant="italic">руб</mi>
    </mrow>
    <annotation encoding="StarMath 5.0">{300
×4 тыс. руб} over {(1+2+3+4+5+6)}= 57,1 тыс. руб </annotation>
  </semantics>
</math>
</file>

<file path=Object 35/content.xml><?xml version="1.0" encoding="utf-8"?>
<math xmlns="http://www.w3.org/1998/Math/MathML" display="block">
  <semantics>
    <mrow>
      <mrow>
        <mfrac>
          <mrow>
            <mn>300</mn>
            <mi>×</mi>
            <mn>3</mn>
            <mi mathvariant="italic">тыс</mi>
            <mn>.</mn>
            <mi mathvariant="italic">руб</mi>
          </mrow>
          <mrow>
            <mo fence="true" form="prefix" stretchy="false">(</mo>
            <mrow>
              <mrow>
                <mn>1</mn>
                <mo stretchy="false">+</mo>
                <mn>2</mn>
                <mo stretchy="false">+</mo>
                <mn>3</mn>
                <mo stretchy="false">+</mo>
                <mn>4</mn>
                <mo stretchy="false">+</mo>
                <mn>5</mn>
                <mo stretchy="false">+</mo>
                <mn>6</mn>
              </mrow>
            </mrow>
            <mo fence="true" form="postfix" stretchy="false">)</mo>
          </mrow>
        </mfrac>
        <mo stretchy="false">=</mo>
        <mn>42,9</mn>
      </mrow>
      <mi mathvariant="italic">тыс</mi>
      <mn>.</mn>
      <mi mathvariant="italic">руб</mi>
    </mrow>
    <annotation encoding="StarMath 5.0">{300×3 тыс. руб} over {(1+2+3+4+5+6)}= 42,9 тыс. руб </annotation>
  </semantics>
</math>
</file>

<file path=Object 36/content.xml><?xml version="1.0" encoding="utf-8"?>
<math xmlns="http://www.w3.org/1998/Math/MathML" display="block">
  <semantics>
    <mrow>
      <mrow>
        <mfrac>
          <mrow>
            <mn>300</mn>
            <mi>×</mi>
            <mn>2</mn>
            <mi mathvariant="italic">тыс</mi>
            <mn>.</mn>
            <mi mathvariant="italic">руб</mi>
          </mrow>
          <mrow>
            <mo fence="true" form="prefix" stretchy="false">(</mo>
            <mrow>
              <mrow>
                <mn>1</mn>
                <mo stretchy="false">+</mo>
                <mn>2</mn>
                <mo stretchy="false">+</mo>
                <mn>3</mn>
                <mo stretchy="false">+</mo>
                <mn>4</mn>
                <mo stretchy="false">+</mo>
                <mn>5</mn>
                <mo stretchy="false">+</mo>
                <mn>6</mn>
              </mrow>
            </mrow>
            <mo fence="true" form="postfix" stretchy="false">)</mo>
          </mrow>
        </mfrac>
        <mo stretchy="false">=</mo>
        <mn>28,6</mn>
      </mrow>
      <mi mathvariant="italic">тыс</mi>
      <mn>.</mn>
      <mi mathvariant="italic">руб</mi>
    </mrow>
    <annotation encoding="StarMath 5.0">{300×2 тыс. руб} over {(1+2+3+4+5+6)}= 28,6 тыс. руб </annotation>
  </semantics>
</math>
</file>

<file path=Object 37/content.xml><?xml version="1.0" encoding="utf-8"?>
<math xmlns="http://www.w3.org/1998/Math/MathML" display="block">
  <semantics>
    <mrow>
      <mrow>
        <mfrac>
          <mrow>
            <mn>300</mn>
            <mi>×</mi>
            <mn>1</mn>
            <mi mathvariant="italic">тыс</mi>
            <mn>.</mn>
            <mi mathvariant="italic">руб</mi>
          </mrow>
          <mrow>
            <mo fence="true" form="prefix" stretchy="false">(</mo>
            <mrow>
              <mrow>
                <mn>1</mn>
                <mo stretchy="false">+</mo>
                <mn>2</mn>
                <mo stretchy="false">+</mo>
                <mn>3</mn>
                <mo stretchy="false">+</mo>
                <mn>4</mn>
                <mo stretchy="false">+</mo>
                <mn>5</mn>
                <mo stretchy="false">+</mo>
                <mn>6</mn>
              </mrow>
            </mrow>
            <mo fence="true" form="postfix" stretchy="false">)</mo>
          </mrow>
        </mfrac>
        <mo stretchy="false">=</mo>
        <mn>14,3</mn>
      </mrow>
      <mi mathvariant="italic">тыс</mi>
      <mn>.</mn>
      <mi mathvariant="italic">руб</mi>
    </mrow>
    <annotation encoding="StarMath 5.0">{300×1 тыс. руб} over {(1+2+3+4+5+6)}= 14,3 тыс. руб </annotation>
  </semantics>
</math>
</file>

<file path=Object 38/content.xml><?xml version="1.0" encoding="utf-8"?>
<math xmlns="http://www.w3.org/1998/Math/MathML" display="block">
  <semantics>
    <mfrac>
      <mrow>
        <mn>400</mn>
        <mi mathvariant="italic">млн</mi>
        <mi mathvariant="italic">руб</mi>
      </mrow>
      <mrow>
        <mn>160</mn>
        <mi mathvariant="italic">млн</mi>
        <mi mathvariant="italic">руб</mi>
      </mrow>
    </mfrac>
    <annotation encoding="StarMath 5.0">{400 млн руб} over {160 млн руб} </annotation>
  </semantics>
</math>
</file>

<file path=Object 39/content.xml><?xml version="1.0" encoding="utf-8"?>
<math xmlns="http://www.w3.org/1998/Math/MathML" display="block">
  <semantics>
    <mfrac>
      <mrow>
        <mi>П</mi>
        <mi>х</mi>
        <mi>М</mi>
        <mn>1</mn>
      </mrow>
      <mn>12</mn>
    </mfrac>
    <annotation encoding="StarMath 5.0">{П   х М 1} over {12}</annotation>
  </semantics>
</math>
</file>

<file path=Object 4/content.xml><?xml version="1.0" encoding="utf-8"?>
<math xmlns="http://www.w3.org/1998/Math/MathML" display="block">
  <semantics>
    <mrow>
      <mi mathvariant="italic">ФО</mi>
      <mo stretchy="false">=</mo>
      <mfrac>
        <mi>П</mi>
        <mi mathvariant="italic">ОПФ</mi>
      </mfrac>
    </mrow>
    <annotation encoding="StarMath 5.0">ФО =  {П } over {ОПФ}</annotation>
  </semantics>
</math>
</file>

<file path=Object 40/content.xml><?xml version="1.0" encoding="utf-8"?>
<math xmlns="http://www.w3.org/1998/Math/MathML" display="block">
  <semantics>
    <mfrac>
      <mrow>
        <mi>В</mi>
        <mi>х</mi>
        <mi>М</mi>
        <mn>2</mn>
      </mrow>
      <mn>12</mn>
    </mfrac>
    <annotation encoding="StarMath 5.0">{В х М 2} over {12}</annotation>
  </semantics>
</math>
</file>

<file path=Object 41/content.xml><?xml version="1.0" encoding="utf-8"?>
<math xmlns="http://www.w3.org/1998/Math/MathML" display="block">
  <semantics>
    <mrow>
      <mfrac>
        <mrow>
          <mrow>
            <mn>9</mn>
            <mo stretchy="false">∗</mo>
            <mn>60</mn>
          </mrow>
          <mi mathvariant="italic">млн</mi>
          <mi mathvariant="italic">руб</mi>
        </mrow>
        <mn>12</mn>
      </mfrac>
      <mo stretchy="false">−</mo>
      <mfrac>
        <mrow>
          <mrow>
            <mn>1</mn>
            <mo stretchy="false">∗</mo>
            <mn>20</mn>
          </mrow>
          <mi mathvariant="italic">млн</mi>
          <mi mathvariant="italic">руб</mi>
        </mrow>
        <mn>12</mn>
      </mfrac>
    </mrow>
    <annotation encoding="StarMath 5.0">{9*60 млн руб} over {12} - frac {1*20 млн руб} {12}  </annotation>
  </semantics>
</math>
</file>

<file path=Object 42/content.xml><?xml version="1.0" encoding="utf-8"?>
<math xmlns="http://www.w3.org/1998/Math/MathML" display="block">
  <semantics>
    <mrow>
      <mi mathvariant="italic">ФО</mi>
      <mo stretchy="false">=</mo>
      <mfrac>
        <mi>П</mi>
        <mi mathvariant="italic">ОПФ</mi>
      </mfrac>
    </mrow>
    <annotation encoding="StarMath 5.0">ФО =  {П } over {ОПФ}</annotation>
  </semantics>
</math>
</file>

<file path=Object 43/content.xml><?xml version="1.0" encoding="utf-8"?>
<math xmlns="http://www.w3.org/1998/Math/MathML" display="block">
  <semantics>
    <mfrac>
      <mrow>
        <mn>160</mn>
        <mi mathvariant="italic">млн</mi>
        <mi mathvariant="italic">руб</mi>
      </mrow>
      <mrow>
        <mn>400</mn>
        <mi mathvariant="italic">млн</mi>
        <mi mathvariant="italic">руб</mi>
      </mrow>
    </mfrac>
    <annotation encoding="StarMath 5.0">{160 млн руб} over {400
млн руб} </annotation>
  </semantics>
</math>
</file>

<file path=Object 44/content.xml><?xml version="1.0" encoding="utf-8"?>
<math xmlns="http://www.w3.org/1998/Math/MathML" display="block">
  <semantics>
    <mrow>
      <mi mathvariant="italic">ФЕ</mi>
      <mo stretchy="false">=</mo>
      <mfrac>
        <mn>1</mn>
        <mi mathvariant="italic">ФО</mi>
      </mfrac>
      <mo stretchy="false">=</mo>
      <mfrac>
        <mi mathvariant="italic">ОПФ</mi>
        <mi>П</mi>
      </mfrac>
    </mrow>
    <annotation encoding="StarMath 5.0">ФЕ =  {1} over {ФО} =  {ОПФ} over {П}</annotation>
  </semantics>
</math>
</file>

<file path=Object 45/content.xml><?xml version="1.0" encoding="utf-8"?>
<math xmlns="http://www.w3.org/1998/Math/MathML" display="block">
  <semantics>
    <mrow>
      <mrow>
        <mfrac>
          <mrow>
            <mn>600</mn>
            <mi>×</mi>
            <mn>7</mn>
            <mi mathvariant="italic">тыс</mi>
            <mn>.</mn>
            <mi mathvariant="italic">руб</mi>
          </mrow>
          <mrow>
            <mo fence="true" form="prefix" stretchy="false">(</mo>
            <mrow>
              <mrow>
                <mn>1</mn>
                <mo stretchy="false">+</mo>
                <mn>2</mn>
                <mo stretchy="false">+</mo>
                <mn>3</mn>
                <mo stretchy="false">+</mo>
                <mn>4</mn>
                <mo stretchy="false">+</mo>
                <mn>5</mn>
                <mo stretchy="false">+</mo>
                <mn>6</mn>
                <mo stretchy="false">+</mo>
                <mn>7</mn>
              </mrow>
            </mrow>
            <mo fence="true" form="postfix" stretchy="false">)</mo>
          </mrow>
        </mfrac>
        <mo stretchy="false">=</mo>
        <mn>150</mn>
      </mrow>
      <mi mathvariant="italic">тыс</mi>
      <mn>.</mn>
      <mi mathvariant="italic">руб</mi>
    </mrow>
    <annotation encoding="StarMath 5.0">{600×7 тыс. руб} over {(1+2+3+4+5+6+7)}= 150 тыс. руб </annotation>
  </semantics>
</math>
</file>

<file path=Object 46/content.xml><?xml version="1.0" encoding="utf-8"?>
<math xmlns="http://www.w3.org/1998/Math/MathML" display="block">
  <semantics>
    <mrow>
      <mrow>
        <mfrac>
          <mrow>
            <mn>600</mn>
            <mi>×</mi>
            <mn>6</mn>
            <mi mathvariant="italic">тыс</mi>
            <mn>.</mn>
            <mi mathvariant="italic">руб</mi>
          </mrow>
          <mrow>
            <mo fence="true" form="prefix" stretchy="false">(</mo>
            <mrow>
              <mrow>
                <mn>1</mn>
                <mo stretchy="false">+</mo>
                <mn>2</mn>
                <mo stretchy="false">+</mo>
                <mn>3</mn>
                <mo stretchy="false">+</mo>
                <mn>4</mn>
                <mo stretchy="false">+</mo>
                <mn>5</mn>
                <mo stretchy="false">+</mo>
                <mn>6</mn>
                <mo stretchy="false">+</mo>
                <mn>7</mn>
              </mrow>
            </mrow>
            <mo fence="true" form="postfix" stretchy="false">)</mo>
          </mrow>
        </mfrac>
        <mo stretchy="false">=</mo>
        <mn>128,6</mn>
      </mrow>
      <mi mathvariant="italic">тыс</mi>
      <mn>.</mn>
      <mi mathvariant="italic">руб</mi>
    </mrow>
    <annotation encoding="StarMath 5.0">{600×6 тыс. руб} over {(1+2+3+4+5+6+7)}= 128,6 тыс. руб </annotation>
  </semantics>
</math>
</file>

<file path=Object 47/content.xml><?xml version="1.0" encoding="utf-8"?>
<math xmlns="http://www.w3.org/1998/Math/MathML" display="block">
  <semantics>
    <mrow>
      <mrow>
        <mfrac>
          <mrow>
            <mn>600</mn>
            <mi>×</mi>
            <mn>5</mn>
            <mi mathvariant="italic">тыс</mi>
            <mn>.</mn>
            <mi mathvariant="italic">руб</mi>
          </mrow>
          <mrow>
            <mo fence="true" form="prefix" stretchy="false">(</mo>
            <mrow>
              <mrow>
                <mn>1</mn>
                <mo stretchy="false">+</mo>
                <mn>2</mn>
                <mo stretchy="false">+</mo>
                <mn>3</mn>
                <mo stretchy="false">+</mo>
                <mn>4</mn>
                <mo stretchy="false">+</mo>
                <mn>5</mn>
                <mo stretchy="false">+</mo>
                <mn>6</mn>
                <mo stretchy="false">+</mo>
                <mn>7</mn>
              </mrow>
            </mrow>
            <mo fence="true" form="postfix" stretchy="false">)</mo>
          </mrow>
        </mfrac>
        <mo stretchy="false">=</mo>
        <mn>107,1</mn>
      </mrow>
      <mi mathvariant="italic">тыс</mi>
      <mn>.</mn>
      <mi mathvariant="italic">руб</mi>
    </mrow>
    <annotation encoding="StarMath 5.0">{600×5 тыс. руб} over {(1+2+3+4+5+6+7)}= 107,1 тыс. руб </annotation>
  </semantics>
</math>
</file>

<file path=Object 48/content.xml><?xml version="1.0" encoding="utf-8"?>
<math xmlns="http://www.w3.org/1998/Math/MathML" display="block">
  <semantics>
    <mrow>
      <mrow>
        <mfrac>
          <mrow>
            <mn>600</mn>
            <mi>×</mi>
            <mn>4</mn>
            <mi mathvariant="italic">тыс</mi>
            <mn>.</mn>
            <mi mathvariant="italic">руб</mi>
          </mrow>
          <mrow>
            <mo fence="true" form="prefix" stretchy="false">(</mo>
            <mrow>
              <mrow>
                <mn>1</mn>
                <mo stretchy="false">+</mo>
                <mn>2</mn>
                <mo stretchy="false">+</mo>
                <mn>3</mn>
                <mo stretchy="false">+</mo>
                <mn>4</mn>
                <mo stretchy="false">+</mo>
                <mn>5</mn>
                <mo stretchy="false">+</mo>
                <mn>6</mn>
                <mo stretchy="false">+</mo>
                <mn>7</mn>
              </mrow>
            </mrow>
            <mo fence="true" form="postfix" stretchy="false">)</mo>
          </mrow>
        </mfrac>
        <mo stretchy="false">=</mo>
        <mn>85,7</mn>
      </mrow>
      <mi mathvariant="italic">тыс</mi>
      <mn>.</mn>
      <mi mathvariant="italic">руб</mi>
    </mrow>
    <annotation encoding="StarMath 5.0">{600×4 тыс. руб} over {(1+2+3+4+5+6+7)}= 85,7 тыс. руб </annotation>
  </semantics>
</math>
</file>

<file path=Object 49/content.xml><?xml version="1.0" encoding="utf-8"?>
<math xmlns="http://www.w3.org/1998/Math/MathML" display="block">
  <semantics>
    <mrow>
      <mrow>
        <mfrac>
          <mrow>
            <mn>600</mn>
            <mi>×</mi>
            <mn>3</mn>
            <mi mathvariant="italic">тыс</mi>
            <mn>.</mn>
            <mi mathvariant="italic">руб</mi>
          </mrow>
          <mrow>
            <mo fence="true" form="prefix" stretchy="false">(</mo>
            <mrow>
              <mrow>
                <mn>1</mn>
                <mo stretchy="false">+</mo>
                <mn>2</mn>
                <mo stretchy="false">+</mo>
                <mn>3</mn>
                <mo stretchy="false">+</mo>
                <mn>4</mn>
                <mo stretchy="false">+</mo>
                <mn>5</mn>
                <mo stretchy="false">+</mo>
                <mn>6</mn>
                <mo stretchy="false">+</mo>
                <mn>7</mn>
              </mrow>
            </mrow>
            <mo fence="true" form="postfix" stretchy="false">)</mo>
          </mrow>
        </mfrac>
        <mo stretchy="false">=</mo>
        <mn>64,3</mn>
      </mrow>
      <mi mathvariant="italic">тыс</mi>
      <mn>.</mn>
      <mi mathvariant="italic">руб</mi>
    </mrow>
    <annotation encoding="StarMath 5.0">{600×3 тыс. руб} over {(1+2+3+4+5+6+7)}= 64,3 тыс. руб </annotation>
  </semantics>
</math>
</file>

<file path=Object 5/content.xml><?xml version="1.0" encoding="utf-8"?>
<math xmlns="http://www.w3.org/1998/Math/MathML" display="block">
  <semantics>
    <mrow>
      <mi mathvariant="italic">ФЕ</mi>
      <mo stretchy="false">=</mo>
      <mfrac>
        <mn>1</mn>
        <mi mathvariant="italic">ФО</mi>
      </mfrac>
      <mo stretchy="false">=</mo>
      <mfrac>
        <mi mathvariant="italic">ОПФ</mi>
        <mi>П</mi>
      </mfrac>
    </mrow>
    <annotation encoding="StarMath 5.0">ФЕ =  {1} over {ФО} =  {ОПФ} over {П}</annotation>
  </semantics>
</math>
</file>

<file path=Object 50/content.xml><?xml version="1.0" encoding="utf-8"?>
<math xmlns="http://www.w3.org/1998/Math/MathML" display="block">
  <semantics>
    <mrow>
      <mrow>
        <mfrac>
          <mrow>
            <mn>600</mn>
            <mi>×</mi>
            <mn>2</mn>
            <mi mathvariant="italic">тыс</mi>
            <mn>.</mn>
            <mi mathvariant="italic">руб</mi>
          </mrow>
          <mrow>
            <mo fence="true" form="prefix" stretchy="false">(</mo>
            <mrow>
              <mrow>
                <mn>1</mn>
                <mo stretchy="false">+</mo>
                <mn>2</mn>
                <mo stretchy="false">+</mo>
                <mn>3</mn>
                <mo stretchy="false">+</mo>
                <mn>4</mn>
                <mo stretchy="false">+</mo>
                <mn>5</mn>
                <mo stretchy="false">+</mo>
                <mn>6</mn>
                <mo stretchy="false">+</mo>
                <mn>7</mn>
              </mrow>
            </mrow>
            <mo fence="true" form="postfix" stretchy="false">)</mo>
          </mrow>
        </mfrac>
        <mo stretchy="false">=</mo>
        <mn>42,9</mn>
      </mrow>
      <mi mathvariant="italic">тыс</mi>
      <mn>.</mn>
      <mi mathvariant="italic">руб</mi>
    </mrow>
    <annotation encoding="StarMath 5.0">{600×2 тыс. руб} over {(1+2+3+4+5+6+7)}= 42,9 тыс. руб </annotation>
  </semantics>
</math>
</file>

<file path=Object 51/content.xml><?xml version="1.0" encoding="utf-8"?>
<math xmlns="http://www.w3.org/1998/Math/MathML" display="block">
  <semantics>
    <mrow>
      <mrow>
        <mfrac>
          <mrow>
            <mn>600</mn>
            <mi>×</mi>
            <mn>1</mn>
            <mi mathvariant="italic">тыс</mi>
            <mn>.</mn>
            <mi mathvariant="italic">руб</mi>
          </mrow>
          <mrow>
            <mo fence="true" form="prefix" stretchy="false">(</mo>
            <mrow>
              <mrow>
                <mn>1</mn>
                <mo stretchy="false">+</mo>
                <mn>2</mn>
                <mo stretchy="false">+</mo>
                <mn>3</mn>
                <mo stretchy="false">+</mo>
                <mn>4</mn>
                <mo stretchy="false">+</mo>
                <mn>5</mn>
                <mo stretchy="false">+</mo>
                <mn>6</mn>
                <mo stretchy="false">+</mo>
                <mn>7</mn>
              </mrow>
            </mrow>
            <mo fence="true" form="postfix" stretchy="false">)</mo>
          </mrow>
        </mfrac>
        <mo stretchy="false">=</mo>
        <mn>21,4</mn>
      </mrow>
      <mi mathvariant="italic">тыс</mi>
      <mn>.</mn>
      <mi mathvariant="italic">руб</mi>
    </mrow>
    <annotation encoding="StarMath 5.0">{600×1 тыс. руб} over {(1+2+3+4+5+6+7)}= 21,4 тыс. руб </annotation>
  </semantics>
</math>
</file>

<file path=Object 6/content.xml><?xml version="1.0" encoding="utf-8"?>
<math xmlns="http://www.w3.org/1998/Math/MathML" display="block">
  <semantics>
    <mrow>
      <mi mathvariant="italic">ФВ</mi>
      <mo stretchy="false">=</mo>
      <mfrac>
        <mi mathvariant="italic">ОПФ</mi>
        <mi>Ч</mi>
      </mfrac>
    </mrow>
    <annotation encoding="StarMath 5.0">ФВ =  {ОПФ} over {Ч}</annotation>
  </semantics>
</math>
</file>

<file path=Object 7/content.xml><?xml version="1.0" encoding="utf-8"?>
<math xmlns="http://www.w3.org/1998/Math/MathML" display="block">
  <semantics>
    <mfrac>
      <mrow>
        <mi>П</mi>
        <mi>х</mi>
        <mi>М</mi>
        <mn>1</mn>
      </mrow>
      <mn>12</mn>
    </mfrac>
    <annotation encoding="StarMath 5.0">{П   х М 1} over {12}</annotation>
  </semantics>
</math>
</file>

<file path=Object 8/content.xml><?xml version="1.0" encoding="utf-8"?>
<math xmlns="http://www.w3.org/1998/Math/MathML" display="block">
  <semantics>
    <mfrac>
      <mrow>
        <mi>В</mi>
        <mi>х</mi>
        <mi>М</mi>
        <mn>2</mn>
      </mrow>
      <mn>12</mn>
    </mfrac>
    <annotation encoding="StarMath 5.0">{В х М 2} over {12}</annotation>
  </semantics>
</math>
</file>

<file path=Object 9/content.xml><?xml version="1.0" encoding="utf-8"?>
<math xmlns="http://www.w3.org/1998/Math/MathML" display="block">
  <semantics>
    <mfrac>
      <mrow>
        <mrow>
          <mn>4</mn>
          <mo stretchy="false">∗</mo>
          <mn>10000000</mn>
        </mrow>
        <mi mathvariant="italic">руб</mi>
      </mrow>
      <mn>12</mn>
    </mfrac>
    <annotation encoding="StarMath 5.0">{4*10000000 руб
} over {12} </annotation>
  </semantics>
</math>
</file>